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407.5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DAGibbs 4 TopicProbabilities" table:style-name="ta1">
        <table:shapes>
          <draw:frame draw:z-index="0" draw:style-name="gr1" draw:text-style-name="P1" svg:width="1036.83pt" svg:height="411.87pt" svg:x="0pt" svg:y="1194.15pt">
            <loext:p draw:notify-on-update-of-ranges="'LDAGibbs 4 TopicProbabilities'.B1:'LDAGibbs 4 TopicProbabilities'.B1 'LDAGibbs 4 TopicProbabilities'.B2:'LDAGibbs 4 TopicProbabilities'.B89 'LDAGibbs 4 TopicProbabilities'.C1:'LDAGibbs 4 TopicProbabilities'.C1 'LDAGibbs 4 TopicProbabilities'.C2:'LDAGibbs 4 TopicProbabilities'.C89 'LDAGibbs 4 TopicProbabilities'.D1:'LDAGibbs 4 TopicProbabilities'.D1 'LDAGibbs 4 TopicProbabilities'.D2:'LDAGibbs 4 TopicProbabilities'.D89 'LDAGibbs 4 TopicProbabilities'.E1:'LDAGibbs 4 TopicProbabilities'.E1 'LDAGibbs 4 TopicProbabilities'.E2:'LDAGibbs 4 TopicProbabilities'.E89 'LDAGibbs 4 TopicProbabilities'.F1:'LDAGibbs 4 TopicProbabilities'.F1 'LDAGibbs 4 TopicProbabilities'.F2:'LDAGibbs 4 TopicProbabilities'.F8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Doc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10276679841897" calcext:value-type="float">
            <text:p>0.310276679841897</text:p>
          </table:table-cell>
          <table:table-cell office:value-type="float" office:value="0.183794466403162" calcext:value-type="float">
            <text:p>0.183794466403162</text:p>
          </table:table-cell>
          <table:table-cell office:value-type="float" office:value="0.41304347826087" calcext:value-type="float">
            <text:p>0.41304347826087</text:p>
          </table:table-cell>
          <table:table-cell office:value-type="float" office:value="0.0928853754940712" calcext:value-type="float">
            <text:p>0.092885375494071</text:p>
          </table:table-cell>
          <table:table-cell office:value-type="string" calcext:value-type="string">
            <text:p>2012_WI-NZ_1_1_TeamneedshundredsfrombatsmenTaylor_OR.tx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0829015544041" calcext:value-type="float">
            <text:p>0.130829015544041</text:p>
          </table:table-cell>
          <table:table-cell office:value-type="float" office:value="0.345854922279793" calcext:value-type="float">
            <text:p>0.345854922279793</text:p>
          </table:table-cell>
          <table:table-cell office:value-type="float" office:value="0.395077720207254" calcext:value-type="float">
            <text:p>0.395077720207254</text:p>
          </table:table-cell>
          <table:table-cell office:value-type="float" office:value="0.128238341968912" calcext:value-type="float">
            <text:p>0.128238341968912</text:p>
          </table:table-cell>
          <table:table-cell office:value-type="string" calcext:value-type="string">
            <text:p>2012_WI-NZ_1_10_Gaylereturnsinterrificstyle_SubashJayaraman.tx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11479028697572" calcext:value-type="float">
            <text:p>0.111479028697572</text:p>
          </table:table-cell>
          <table:table-cell office:value-type="float" office:value="0.113686534216336" calcext:value-type="float">
            <text:p>0.113686534216336</text:p>
          </table:table-cell>
          <table:table-cell office:value-type="float" office:value="0.38962472406181" calcext:value-type="float">
            <text:p>0.38962472406181</text:p>
          </table:table-cell>
          <table:table-cell office:value-type="float" office:value="0.385209713024283" calcext:value-type="float">
            <text:p>0.385209713024283</text:p>
          </table:table-cell>
          <table:table-cell office:value-type="string" calcext:value-type="string">
            <text:p>2012_WI-NZ_1_11_GaylePowelltonsgiveWIedge_KanishkaaBalachandran.tx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4624277456647" calcext:value-type="float">
            <text:p>0.154624277456647</text:p>
          </table:table-cell>
          <table:table-cell office:value-type="float" office:value="0.171965317919075" calcext:value-type="float">
            <text:p>0.171965317919075</text:p>
          </table:table-cell>
          <table:table-cell office:value-type="float" office:value="0.371387283236994" calcext:value-type="float">
            <text:p>0.371387283236994</text:p>
          </table:table-cell>
          <table:table-cell office:value-type="float" office:value="0.302023121387283" calcext:value-type="float">
            <text:p>0.302023121387283</text:p>
          </table:table-cell>
          <table:table-cell office:value-type="string" calcext:value-type="string">
            <text:p>2012_WI-NZ_1_12_WelcomebackChrisGayle_SubashJayaraman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47321428571429" calcext:value-type="float">
            <text:p>0.147321428571429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290178571428571" calcext:value-type="float">
            <text:p>0.290178571428571</text:p>
          </table:table-cell>
          <table:table-cell office:value-type="string" calcext:value-type="string">
            <text:p>2012_WI-NZ_1_13_Glimpsesofagloriouspast_SubashJayaraman.tx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08766233766234" calcext:value-type="float">
            <text:p>0.108766233766234</text:p>
          </table:table-cell>
          <table:table-cell office:value-type="float" office:value="0.332792207792208" calcext:value-type="float">
            <text:p>0.332792207792208</text:p>
          </table:table-cell>
          <table:table-cell office:value-type="float" office:value="0.394480519480519" calcext:value-type="float">
            <text:p>0.394480519480519</text:p>
          </table:table-cell>
          <table:table-cell office:value-type="float" office:value="0.163961038961039" calcext:value-type="float">
            <text:p>0.163961038961039</text:p>
          </table:table-cell>
          <table:table-cell office:value-type="string" calcext:value-type="string">
            <text:p>2012_WI-NZ_1_14_GayletakesallthepressureoffPowell_OR.tx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4816513761468" calcext:value-type="float">
            <text:p>0.154816513761468</text:p>
          </table:table-cell>
          <table:table-cell office:value-type="float" office:value="0.0630733944954128" calcext:value-type="float">
            <text:p>0.063073394495413</text:p>
          </table:table-cell>
          <table:table-cell office:value-type="float" office:value="0.501146788990826" calcext:value-type="float">
            <text:p>0.501146788990826</text:p>
          </table:table-cell>
          <table:table-cell office:value-type="float" office:value="0.280963302752294" calcext:value-type="float">
            <text:p>0.280963302752294</text:p>
          </table:table-cell>
          <table:table-cell office:value-type="string" calcext:value-type="string">
            <text:p>2012_WI-NZ_1_15_GayleandPowelldeflateNewZealand_KanishkaaBalachandran.tx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9289940828402" calcext:value-type="float">
            <text:p>0.229289940828402</text:p>
          </table:table-cell>
          <table:table-cell office:value-type="float" office:value="0.140532544378698" calcext:value-type="float">
            <text:p>0.140532544378698</text:p>
          </table:table-cell>
          <table:table-cell office:value-type="float" office:value="0.415680473372781" calcext:value-type="float">
            <text:p>0.415680473372781</text:p>
          </table:table-cell>
          <table:table-cell office:value-type="float" office:value="0.214497041420118" calcext:value-type="float">
            <text:p>0.214497041420118</text:p>
          </table:table-cell>
          <table:table-cell office:value-type="string" calcext:value-type="string">
            <text:p>2012_WI-NZ_1_16_GuptillbattlestheNarinethreat_SubashJayaraman.tx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97131147540984" calcext:value-type="float">
            <text:p>0.297131147540984</text:p>
          </table:table-cell>
          <table:table-cell office:value-type="float" office:value="0.17827868852459" calcext:value-type="float">
            <text:p>0.17827868852459</text:p>
          </table:table-cell>
          <table:table-cell office:value-type="float" office:value="0.379098360655738" calcext:value-type="float">
            <text:p>0.379098360655738</text:p>
          </table:table-cell>
          <table:table-cell office:value-type="float" office:value="0.145491803278689" calcext:value-type="float">
            <text:p>0.145491803278689</text:p>
          </table:table-cell>
          <table:table-cell office:value-type="string" calcext:value-type="string">
            <text:p>2012_WI-NZ_1_17_WereontopRossTaylor_OR.tx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14652956298201" calcext:value-type="float">
            <text:p>0.214652956298201</text:p>
          </table:table-cell>
          <table:table-cell office:value-type="float" office:value="0.111825192802057" calcext:value-type="float">
            <text:p>0.111825192802057</text:p>
          </table:table-cell>
          <table:table-cell office:value-type="float" office:value="0.345758354755784" calcext:value-type="float">
            <text:p>0.345758354755784</text:p>
          </table:table-cell>
          <table:table-cell office:value-type="float" office:value="0.327763496143959" calcext:value-type="float">
            <text:p>0.327763496143959</text:p>
          </table:table-cell>
          <table:table-cell office:value-type="string" calcext:value-type="string">
            <text:p>2012_WI-NZ_1_18_HonoursevenafterNarinestrikes_KanishkaaBalachandran.tx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7407407407407" calcext:value-type="float">
            <text:p>0.157407407407407</text:p>
          </table:table-cell>
          <table:table-cell office:value-type="float" office:value="0.401851851851852" calcext:value-type="float">
            <text:p>0.401851851851852</text:p>
          </table:table-cell>
          <table:table-cell office:value-type="float" office:value="0.301851851851852" calcext:value-type="float">
            <text:p>0.301851851851852</text:p>
          </table:table-cell>
          <table:table-cell office:value-type="float" office:value="0.138888888888889" calcext:value-type="float">
            <text:p>0.138888888888889</text:p>
          </table:table-cell>
          <table:table-cell office:value-type="string" calcext:value-type="string">
            <text:p>2012_WI-NZ_1_19_Martinexpectsplentyofswing_OR.tx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17703349282297" calcext:value-type="float">
            <text:p>0.217703349282297</text:p>
          </table:table-cell>
          <table:table-cell office:value-type="float" office:value="0.208133971291866" calcext:value-type="float">
            <text:p>0.208133971291866</text:p>
          </table:table-cell>
          <table:table-cell office:value-type="float" office:value="0.413875598086124" calcext:value-type="float">
            <text:p>0.413875598086124</text:p>
          </table:table-cell>
          <table:table-cell office:value-type="float" office:value="0.160287081339713" calcext:value-type="float">
            <text:p>0.160287081339713</text:p>
          </table:table-cell>
          <table:table-cell office:value-type="string" calcext:value-type="string">
            <text:p>2012_WI-NZ_1_2_TodaywasmydayRoach_OR.tx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09459459459459" calcext:value-type="float">
            <text:p>0.209459459459459</text:p>
          </table:table-cell>
          <table:table-cell office:value-type="float" office:value="0.349099099099099" calcext:value-type="float">
            <text:p>0.349099099099099</text:p>
          </table:table-cell>
          <table:table-cell office:value-type="float" office:value="0.322072072072072" calcext:value-type="float">
            <text:p>0.322072072072072</text:p>
          </table:table-cell>
          <table:table-cell office:value-type="float" office:value="0.119369369369369" calcext:value-type="float">
            <text:p>0.119369369369369</text:p>
          </table:table-cell>
          <table:table-cell office:value-type="string" calcext:value-type="string">
            <text:p>2012_WI-NZ_1_20_Testlightweightsscrapforraresuccess_SiddarthRavindran.tx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30263157894737" calcext:value-type="float">
            <text:p>0.230263157894737</text:p>
          </table:table-cell>
          <table:table-cell office:value-type="float" office:value="0.269736842105263" calcext:value-type="float">
            <text:p>0.269736842105263</text:p>
          </table:table-cell>
          <table:table-cell office:value-type="float" office:value="0.366228070175439" calcext:value-type="float">
            <text:p>0.366228070175439</text:p>
          </table:table-cell>
          <table:table-cell office:value-type="float" office:value="0.133771929824561" calcext:value-type="float">
            <text:p>0.133771929824561</text:p>
          </table:table-cell>
          <table:table-cell office:value-type="string" calcext:value-type="string">
            <text:p>2012_WI-NZ_1_21_oultandWatlingoutoffirstTest_OR.tx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00732600732601" calcext:value-type="float">
            <text:p>0.100732600732601</text:p>
          </table:table-cell>
          <table:table-cell office:value-type="float" office:value="0.437728937728938" calcext:value-type="float">
            <text:p>0.437728937728938</text:p>
          </table:table-cell>
          <table:table-cell office:value-type="float" office:value="0.338827838827839" calcext:value-type="float">
            <text:p>0.338827838827839</text:p>
          </table:table-cell>
          <table:table-cell office:value-type="float" office:value="0.122710622710623" calcext:value-type="float">
            <text:p>0.122710622710623</text:p>
          </table:table-cell>
          <table:table-cell office:value-type="string" calcext:value-type="string">
            <text:p>2012_WI-NZ_1_22_GayleTestreturnveryexcitingSammy_OR.tx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1986301369863" calcext:value-type="float">
            <text:p>0.11986301369863</text:p>
          </table:table-cell>
          <table:table-cell office:value-type="float" office:value="0.462328767123288" calcext:value-type="float">
            <text:p>0.462328767123288</text:p>
          </table:table-cell>
          <table:table-cell office:value-type="float" office:value="0.29337899543379" calcext:value-type="float">
            <text:p>0.29337899543379</text:p>
          </table:table-cell>
          <table:table-cell office:value-type="float" office:value="0.124429223744292" calcext:value-type="float">
            <text:p>0.124429223744292</text:p>
          </table:table-cell>
          <table:table-cell office:value-type="string" calcext:value-type="string">
            <text:p>2012_WI-NZ_1_3_CoachGibsonhailsallroundperformance_SubashJayaraman.tx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18801652892562" calcext:value-type="float">
            <text:p>0.118801652892562</text:p>
          </table:table-cell>
          <table:table-cell office:value-type="float" office:value="0.170454545454545" calcext:value-type="float">
            <text:p>0.170454545454545</text:p>
          </table:table-cell>
          <table:table-cell office:value-type="float" office:value="0.480371900826446" calcext:value-type="float">
            <text:p>0.480371900826446</text:p>
          </table:table-cell>
          <table:table-cell office:value-type="float" office:value="0.230371900826446" calcext:value-type="float">
            <text:p>0.230371900826446</text:p>
          </table:table-cell>
          <table:table-cell office:value-type="string" calcext:value-type="string">
            <text:p>2012_WI-NZ_1_4_RoachsetsupcrushingwinforWestIndies_KanishkaaBalachandran.tx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88796680497925" calcext:value-type="float">
            <text:p>0.188796680497925</text:p>
          </table:table-cell>
          <table:table-cell office:value-type="float" office:value="0.180497925311203" calcext:value-type="float">
            <text:p>0.180497925311203</text:p>
          </table:table-cell>
          <table:table-cell office:value-type="float" office:value="0.470954356846473" calcext:value-type="float">
            <text:p>0.470954356846473</text:p>
          </table:table-cell>
          <table:table-cell office:value-type="float" office:value="0.159751037344398" calcext:value-type="float">
            <text:p>0.159751037344398</text:p>
          </table:table-cell>
          <table:table-cell office:value-type="string" calcext:value-type="string">
            <text:p>2012_WI-NZ_1_5_GuptillconfidentofNewZealandsavingTest_OR.tx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49077490774908" calcext:value-type="float">
            <text:p>0.249077490774908</text:p>
          </table:table-cell>
          <table:table-cell office:value-type="float" office:value="0.178966789667897" calcext:value-type="float">
            <text:p>0.178966789667897</text:p>
          </table:table-cell>
          <table:table-cell office:value-type="float" office:value="0.381918819188192" calcext:value-type="float">
            <text:p>0.381918819188192</text:p>
          </table:table-cell>
          <table:table-cell office:value-type="float" office:value="0.190036900369004" calcext:value-type="float">
            <text:p>0.190036900369004</text:p>
          </table:table-cell>
          <table:table-cell office:value-type="string" calcext:value-type="string">
            <text:p>2012_WI-NZ_1_6_WestIndieschancesreduceonflatpitch_SubashJayaraman.tx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36017897091723" calcext:value-type="float">
            <text:p>0.236017897091723</text:p>
          </table:table-cell>
          <table:table-cell office:value-type="float" office:value="0.0973154362416107" calcext:value-type="float">
            <text:p>0.097315436241611</text:p>
          </table:table-cell>
          <table:table-cell office:value-type="float" office:value="0.356823266219239" calcext:value-type="float">
            <text:p>0.356823266219239</text:p>
          </table:table-cell>
          <table:table-cell office:value-type="float" office:value="0.309843400447427" calcext:value-type="float">
            <text:p>0.309843400447427</text:p>
          </table:table-cell>
          <table:table-cell office:value-type="string" calcext:value-type="string">
            <text:p>2012_WI-NZ_1_7_NewZealandtopordebridgesgap_KanishkaaBalachandran.tx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59036144578313" calcext:value-type="float">
            <text:p>0.259036144578313</text:p>
          </table:table-cell>
          <table:table-cell office:value-type="float" office:value="0.182730923694779" calcext:value-type="float">
            <text:p>0.182730923694779</text:p>
          </table:table-cell>
          <table:table-cell office:value-type="float" office:value="0.327309236947791" calcext:value-type="float">
            <text:p>0.327309236947791</text:p>
          </table:table-cell>
          <table:table-cell office:value-type="float" office:value="0.230923694779116" calcext:value-type="float">
            <text:p>0.230923694779116</text:p>
          </table:table-cell>
          <table:table-cell office:value-type="string" calcext:value-type="string">
            <text:p>2012_WI-NZ_1_8_NewZealandrefusetobreak_SubashJayaraman.tx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04838709677419" calcext:value-type="float">
            <text:p>0.104838709677419</text:p>
          </table:table-cell>
          <table:table-cell office:value-type="float" office:value="0.325268817204301" calcext:value-type="float">
            <text:p>0.325268817204301</text:p>
          </table:table-cell>
          <table:table-cell office:value-type="float" office:value="0.330645161290323" calcext:value-type="float">
            <text:p>0.330645161290323</text:p>
          </table:table-cell>
          <table:table-cell office:value-type="float" office:value="0.239247311827957" calcext:value-type="float">
            <text:p>0.239247311827957</text:p>
          </table:table-cell>
          <table:table-cell office:value-type="string" calcext:value-type="string">
            <text:p>2012_WI-NZ_1_9_ImmoreawareofmyroleKieran Powell_OR.tx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26744186046512" calcext:value-type="float">
            <text:p>0.226744186046512</text:p>
          </table:table-cell>
          <table:table-cell office:value-type="float" office:value="0.242248062015504" calcext:value-type="float">
            <text:p>0.242248062015504</text:p>
          </table:table-cell>
          <table:table-cell office:value-type="float" office:value="0.401162790697674" calcext:value-type="float">
            <text:p>0.401162790697674</text:p>
          </table:table-cell>
          <table:table-cell office:value-type="float" office:value="0.12984496124031" calcext:value-type="float">
            <text:p>0.12984496124031</text:p>
          </table:table-cell>
          <table:table-cell office:value-type="string" calcext:value-type="string">
            <text:p>2012_WI-NZ_2_1_NewZealandruelackofhundreds_OR.tx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51917404129794" calcext:value-type="float">
            <text:p>0.151917404129794</text:p>
          </table:table-cell>
          <table:table-cell office:value-type="float" office:value="0.084070796460177" calcext:value-type="float">
            <text:p>0.084070796460177</text:p>
          </table:table-cell>
          <table:table-cell office:value-type="float" office:value="0.18141592920354" calcext:value-type="float">
            <text:p>0.18141592920354</text:p>
          </table:table-cell>
          <table:table-cell office:value-type="float" office:value="0.58259587020649" calcext:value-type="float">
            <text:p>0.58259587020649</text:p>
          </table:table-cell>
          <table:table-cell office:value-type="string" calcext:value-type="string">
            <text:p>2012_WI-NZ_2_10_ChrisTavareGayle?_SubashJayaraman.tx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76392572944297" calcext:value-type="float">
            <text:p>0.176392572944297</text:p>
          </table:table-cell>
          <table:table-cell office:value-type="float" office:value="0.242705570291777" calcext:value-type="float">
            <text:p>0.242705570291777</text:p>
          </table:table-cell>
          <table:table-cell office:value-type="float" office:value="0.23474801061008" calcext:value-type="float">
            <text:p>0.23474801061008</text:p>
          </table:table-cell>
          <table:table-cell office:value-type="float" office:value="0.346153846153846" calcext:value-type="float">
            <text:p>0.346153846153846</text:p>
          </table:table-cell>
          <table:table-cell office:value-type="string" calcext:value-type="string">
            <text:p>2012_WI-NZ_2_11_Samuelsredemptionsong_SubashJayaraman.tx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46" calcext:value-type="float">
            <text:p>0.146</text:p>
          </table:table-cell>
          <table:table-cell office:value-type="float" office:value="0.186" calcext:value-type="float">
            <text:p>0.186</text:p>
          </table:table-cell>
          <table:table-cell office:value-type="float" office:value="0.338" calcext:value-type="float">
            <text:p>0.338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2012_WI-NZ_2_12_FourquicksployworkedBoult_OR.tx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.102370689655172" calcext:value-type="float">
            <text:p>0.102370689655172</text:p>
          </table:table-cell>
          <table:table-cell office:value-type="float" office:value="0.326508620689655" calcext:value-type="float">
            <text:p>0.326508620689655</text:p>
          </table:table-cell>
          <table:table-cell office:value-type="float" office:value="0.46875" calcext:value-type="float">
            <text:p>0.46875</text:p>
          </table:table-cell>
          <table:table-cell office:value-type="string" calcext:value-type="string">
            <text:p>2012_WI-NZ_2_13_NewZealandaheaddespiteSamuelston_KanishkaaBalachandran.tx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85353535353535" calcext:value-type="float">
            <text:p>0.285353535353535</text:p>
          </table:table-cell>
          <table:table-cell office:value-type="float" office:value="0.133838383838384" calcext:value-type="float">
            <text:p>0.133838383838384</text:p>
          </table:table-cell>
          <table:table-cell office:value-type="float" office:value="0.366161616161616" calcext:value-type="float">
            <text:p>0.366161616161616</text:p>
          </table:table-cell>
          <table:table-cell office:value-type="float" office:value="0.214646464646465" calcext:value-type="float">
            <text:p>0.214646464646465</text:p>
          </table:table-cell>
          <table:table-cell office:value-type="string" calcext:value-type="string">
            <text:p>2012_WI-NZ_2_14_NotaneasypitchtobowlonRoach_OR.tx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85046728971963" calcext:value-type="float">
            <text:p>0.285046728971963</text:p>
          </table:table-cell>
          <table:table-cell office:value-type="float" office:value="0.241433021806854" calcext:value-type="float">
            <text:p>0.241433021806854</text:p>
          </table:table-cell>
          <table:table-cell office:value-type="float" office:value="0.313084112149533" calcext:value-type="float">
            <text:p>0.313084112149533</text:p>
          </table:table-cell>
          <table:table-cell office:value-type="float" office:value="0.160436137071651" calcext:value-type="float">
            <text:p>0.160436137071651</text:p>
          </table:table-cell>
          <table:table-cell office:value-type="string" calcext:value-type="string">
            <text:p>2012_WI-NZ_2_15_NewZealandsbatsmendotoolittle_SubashJayaraman.tx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62037037037037" calcext:value-type="float">
            <text:p>0.162037037037037</text:p>
          </table:table-cell>
          <table:table-cell office:value-type="float" office:value="0.112654320987654" calcext:value-type="float">
            <text:p>0.112654320987654</text:p>
          </table:table-cell>
          <table:table-cell office:value-type="float" office:value="0.384259259259259" calcext:value-type="float">
            <text:p>0.384259259259259</text:p>
          </table:table-cell>
          <table:table-cell office:value-type="float" office:value="0.341049382716049" calcext:value-type="float">
            <text:p>0.341049382716049</text:p>
          </table:table-cell>
          <table:table-cell office:value-type="string" calcext:value-type="string">
            <text:p>2012_WI-NZ_2_16_Adayforwatchingthecrease_SubashJayaraman.tx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31656184486373" calcext:value-type="float">
            <text:p>0.231656184486373</text:p>
          </table:table-cell>
          <table:table-cell office:value-type="float" office:value="0.09958071278826" calcext:value-type="float">
            <text:p>0.09958071278826</text:p>
          </table:table-cell>
          <table:table-cell office:value-type="float" office:value="0.359538784067086" calcext:value-type="float">
            <text:p>0.359538784067086</text:p>
          </table:table-cell>
          <table:table-cell office:value-type="float" office:value="0.309224318658281" calcext:value-type="float">
            <text:p>0.309224318658281</text:p>
          </table:table-cell>
          <table:table-cell office:value-type="string" calcext:value-type="string">
            <text:p>2012_WI-NZ_2_17_RoachandBestmakeitWestIndiesday_KanishkaaBalachandran.tx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76240208877285" calcext:value-type="float">
            <text:p>0.176240208877285</text:p>
          </table:table-cell>
          <table:table-cell office:value-type="float" office:value="0.319843342036554" calcext:value-type="float">
            <text:p>0.319843342036554</text:p>
          </table:table-cell>
          <table:table-cell office:value-type="float" office:value="0.419060052219321" calcext:value-type="float">
            <text:p>0.419060052219321</text:p>
          </table:table-cell>
          <table:table-cell office:value-type="float" office:value="0.0848563968668407" calcext:value-type="float">
            <text:p>0.084856396866841</text:p>
          </table:table-cell>
          <table:table-cell office:value-type="string" calcext:value-type="string">
            <text:p>2012_WI-NZ_2_18_ElusivevictorywithinWestIndiesgrasp_GeorgeBinoy.tx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7578125" calcext:value-type="float">
            <text:p>0.17578125</text:p>
          </table:table-cell>
          <table:table-cell office:value-type="float" office:value="0.49609375" calcext:value-type="float">
            <text:p>0.49609375</text:p>
          </table:table-cell>
          <table:table-cell office:value-type="float" office:value="0.24609375" calcext:value-type="float">
            <text:p>0.24609375</text:p>
          </table:table-cell>
          <table:table-cell office:value-type="float" office:value="0.08203125" calcext:value-type="float">
            <text:p>0.08203125</text:p>
          </table:table-cell>
          <table:table-cell office:value-type="string" calcext:value-type="string">
            <text:p>2012_WI-NZ_2_19_Sammykeentokeepthatwinningfeeling_SubashJayaraman.tx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28992628992629" calcext:value-type="float">
            <text:p>0.128992628992629</text:p>
          </table:table-cell>
          <table:table-cell office:value-type="float" office:value="0.502457002457002" calcext:value-type="float">
            <text:p>0.502457002457002</text:p>
          </table:table-cell>
          <table:table-cell office:value-type="float" office:value="0.246928746928747" calcext:value-type="float">
            <text:p>0.246928746928747</text:p>
          </table:table-cell>
          <table:table-cell office:value-type="float" office:value="0.121621621621622" calcext:value-type="float">
            <text:p>0.121621621621622</text:p>
          </table:table-cell>
          <table:table-cell office:value-type="string" calcext:value-type="string">
            <text:p>2012_WI-NZ_2_2_AnimportantwinfortheWestIndieshierarchy_GarthWattley.tx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72794117647059" calcext:value-type="float">
            <text:p>0.172794117647059</text:p>
          </table:table-cell>
          <table:table-cell office:value-type="float" office:value="0.261029411764706" calcext:value-type="float">
            <text:p>0.261029411764706</text:p>
          </table:table-cell>
          <table:table-cell office:value-type="float" office:value="0.371323529411765" calcext:value-type="float">
            <text:p>0.371323529411765</text:p>
          </table:table-cell>
          <table:table-cell office:value-type="float" office:value="0.194852941176471" calcext:value-type="float">
            <text:p>0.194852941176471</text:p>
          </table:table-cell>
          <table:table-cell office:value-type="string" calcext:value-type="string">
            <text:p>2012_WI-NZ_2_20_InjuredRampauloutofsecondTest_OR.tx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52777777777778" calcext:value-type="float">
            <text:p>0.152777777777778</text:p>
          </table:table-cell>
          <table:table-cell office:value-type="float" office:value="0.291666666666667" calcext:value-type="float">
            <text:p>0.291666666666667</text:p>
          </table:table-cell>
          <table:table-cell office:value-type="float" office:value="0.375" calcext:value-type="float">
            <text:p>0.375</text:p>
          </table:table-cell>
          <table:table-cell office:value-type="float" office:value="0.180555555555556" calcext:value-type="float">
            <text:p>0.180555555555556</text:p>
          </table:table-cell>
          <table:table-cell office:value-type="string" calcext:value-type="string">
            <text:p>2012_WI-NZ_2_3_ThisonesdefinitelyforJamaicaSamuels_OR.tx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61129568106312" calcext:value-type="float">
            <text:p>0.161129568106312</text:p>
          </table:table-cell>
          <table:table-cell office:value-type="float" office:value="0.227574750830565" calcext:value-type="float">
            <text:p>0.227574750830565</text:p>
          </table:table-cell>
          <table:table-cell office:value-type="float" office:value="0.383720930232558" calcext:value-type="float">
            <text:p>0.383720930232558</text:p>
          </table:table-cell>
          <table:table-cell office:value-type="float" office:value="0.227574750830565" calcext:value-type="float">
            <text:p>0.227574750830565</text:p>
          </table:table-cell>
          <table:table-cell office:value-type="string" calcext:value-type="string">
            <text:p>2012_WI-NZ_2_4_DominantWestIndiessealseries_KanishkaaBalachandran.tx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45320197044335" calcext:value-type="float">
            <text:p>0.145320197044335</text:p>
          </table:table-cell>
          <table:table-cell office:value-type="float" office:value="0.165024630541872" calcext:value-type="float">
            <text:p>0.165024630541872</text:p>
          </table:table-cell>
          <table:table-cell office:value-type="float" office:value="0.426108374384236" calcext:value-type="float">
            <text:p>0.426108374384236</text:p>
          </table:table-cell>
          <table:table-cell office:value-type="float" office:value="0.263546798029557" calcext:value-type="float">
            <text:p>0.263546798029557</text:p>
          </table:table-cell>
          <table:table-cell office:value-type="string" calcext:value-type="string">
            <text:p>2012_WI-NZ_2_5_NewZealandnotoutofJamaicaTestSouthee_OR.tx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75956284153005" calcext:value-type="float">
            <text:p>0.275956284153005</text:p>
          </table:table-cell>
          <table:table-cell office:value-type="float" office:value="0.210382513661202" calcext:value-type="float">
            <text:p>0.210382513661202</text:p>
          </table:table-cell>
          <table:table-cell office:value-type="float" office:value="0.221311475409836" calcext:value-type="float">
            <text:p>0.221311475409836</text:p>
          </table:table-cell>
          <table:table-cell office:value-type="float" office:value="0.292349726775956" calcext:value-type="float">
            <text:p>0.292349726775956</text:p>
          </table:table-cell>
          <table:table-cell office:value-type="string" calcext:value-type="string">
            <text:p>2012_WI-NZ_2_6_Weatherputsdamperonchanceofresult_SubashJayaraman.tx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23101265822785" calcext:value-type="float">
            <text:p>0.223101265822785</text:p>
          </table:table-cell>
          <table:table-cell office:value-type="float" office:value="0.248417721518987" calcext:value-type="float">
            <text:p>0.248417721518987</text:p>
          </table:table-cell>
          <table:table-cell office:value-type="float" office:value="0.232594936708861" calcext:value-type="float">
            <text:p>0.232594936708861</text:p>
          </table:table-cell>
          <table:table-cell office:value-type="float" office:value="0.295886075949367" calcext:value-type="float">
            <text:p>0.295886075949367</text:p>
          </table:table-cell>
          <table:table-cell office:value-type="string" calcext:value-type="string">
            <text:p>2012_WI-NZ_2_7_WeveworkedNewZealandbatsmenoutDeonarine_SubashJayaraman.txt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10103626943005" calcext:value-type="float">
            <text:p>0.110103626943005</text:p>
          </table:table-cell>
          <table:table-cell office:value-type="float" office:value="0.156735751295337" calcext:value-type="float">
            <text:p>0.156735751295337</text:p>
          </table:table-cell>
          <table:table-cell office:value-type="float" office:value="0.180051813471503" calcext:value-type="float">
            <text:p>0.180051813471503</text:p>
          </table:table-cell>
          <table:table-cell office:value-type="float" office:value="0.553108808290155" calcext:value-type="float">
            <text:p>0.553108808290155</text:p>
          </table:table-cell>
          <table:table-cell office:value-type="string" calcext:value-type="string">
            <text:p>2012_WI-NZ_2_8_AttentionitstheOlympics_SubashJayaraman.txt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84326710816777" calcext:value-type="float">
            <text:p>0.184326710816777</text:p>
          </table:table-cell>
          <table:table-cell office:value-type="float" office:value="0.0960264900662252" calcext:value-type="float">
            <text:p>0.096026490066225</text:p>
          </table:table-cell>
          <table:table-cell office:value-type="float" office:value="0.26158940397351" calcext:value-type="float">
            <text:p>0.26158940397351</text:p>
          </table:table-cell>
          <table:table-cell office:value-type="float" office:value="0.458057395143488" calcext:value-type="float">
            <text:p>0.458057395143488</text:p>
          </table:table-cell>
          <table:table-cell office:value-type="string" calcext:value-type="string">
            <text:p>2012_WI-NZ_2_9_SamuelsspinnersgiveWestIndiestheedge_KanishkaaBalachandran.tx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73863636363636" calcext:value-type="float">
            <text:p>0.373863636363636</text:p>
          </table:table-cell>
          <table:table-cell office:value-type="float" office:value="0.173863636363636" calcext:value-type="float">
            <text:p>0.173863636363636</text:p>
          </table:table-cell>
          <table:table-cell office:value-type="float" office:value="0.128409090909091" calcext:value-type="float">
            <text:p>0.128409090909091</text:p>
          </table:table-cell>
          <table:table-cell office:value-type="float" office:value="0.323863636363636" calcext:value-type="float">
            <text:p>0.323863636363636</text:p>
          </table:table-cell>
          <table:table-cell office:value-type="string" calcext:value-type="string">
            <text:p>2013_NZ-WI_1_1_NewZealandWestIndies_OR.tx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31521739130435" calcext:value-type="float">
            <text:p>0.131521739130435</text:p>
          </table:table-cell>
          <table:table-cell office:value-type="float" office:value="0.0619565217391304" calcext:value-type="float">
            <text:p>0.06195652173913</text:p>
          </table:table-cell>
          <table:table-cell office:value-type="float" office:value="0.205434782608696" calcext:value-type="float">
            <text:p>0.205434782608696</text:p>
          </table:table-cell>
          <table:table-cell office:value-type="float" office:value="0.601086956521739" calcext:value-type="float">
            <text:p>0.601086956521739</text:p>
          </table:table-cell>
          <table:table-cell office:value-type="string" calcext:value-type="string">
            <text:p>2013_NZ-WI_1_10_NZseamerslayplatformforinningswin_DevashishFuloria.txt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57843137254902" calcext:value-type="float">
            <text:p>0.357843137254902</text:p>
          </table:table-cell>
          <table:table-cell office:value-type="float" office:value="0.277450980392157" calcext:value-type="float">
            <text:p>0.277450980392157</text:p>
          </table:table-cell>
          <table:table-cell office:value-type="float" office:value="0.15" calcext:value-type="float">
            <text:p>0.15</text:p>
          </table:table-cell>
          <table:table-cell office:value-type="float" office:value="0.214705882352941" calcext:value-type="float">
            <text:p>0.214705882352941</text:p>
          </table:table-cell>
          <table:table-cell office:value-type="string" calcext:value-type="string">
            <text:p>2013_NZ-WI_1_11_TaylorjoinseliteNewZealandlistwithdouble_AndrewMcGlashan.txt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52304147465438" calcext:value-type="float">
            <text:p>0.252304147465438</text:p>
          </table:table-cell>
          <table:table-cell office:value-type="float" office:value="0.0933179723502304" calcext:value-type="float">
            <text:p>0.09331797235023</text:p>
          </table:table-cell>
          <table:table-cell office:value-type="float" office:value="0.222350230414747" calcext:value-type="float">
            <text:p>0.222350230414747</text:p>
          </table:table-cell>
          <table:table-cell office:value-type="float" office:value="0.432027649769585" calcext:value-type="float">
            <text:p>0.432027649769585</text:p>
          </table:table-cell>
          <table:table-cell office:value-type="string" calcext:value-type="string">
            <text:p>2013_NZ-WI_1_12_Taylordouble-centurysetsupNewZealand_DevashishFuloria.tx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61451247165533" calcext:value-type="float">
            <text:p>0.461451247165533</text:p>
          </table:table-cell>
          <table:table-cell office:value-type="float" office:value="0.277777777777778" calcext:value-type="float">
            <text:p>0.277777777777778</text:p>
          </table:table-cell>
          <table:table-cell office:value-type="float" office:value="0.107709750566893" calcext:value-type="float">
            <text:p>0.107709750566893</text:p>
          </table:table-cell>
          <table:table-cell office:value-type="float" office:value="0.153061224489796" calcext:value-type="float">
            <text:p>0.153061224489796</text:p>
          </table:table-cell>
          <table:table-cell office:value-type="string" calcext:value-type="string">
            <text:p>2013_NZ-WI_1_13_NZbeginsummerwithlong-awaitedtons_DevashishFuloria.txt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25775656324582" calcext:value-type="float">
            <text:p>0.325775656324582</text:p>
          </table:table-cell>
          <table:table-cell office:value-type="float" office:value="0.125298329355609" calcext:value-type="float">
            <text:p>0.125298329355609</text:p>
          </table:table-cell>
          <table:table-cell office:value-type="float" office:value="0.187350835322196" calcext:value-type="float">
            <text:p>0.187350835322196</text:p>
          </table:table-cell>
          <table:table-cell office:value-type="float" office:value="0.361575178997613" calcext:value-type="float">
            <text:p>0.361575178997613</text:p>
          </table:table-cell>
          <table:table-cell office:value-type="string" calcext:value-type="string">
            <text:p>2013_NZ-WI_1_14_TaylorMcCullumcenturiesdriveNZ_DevashishFuloria.txt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21223021582734" calcext:value-type="float">
            <text:p>0.221223021582734</text:p>
          </table:table-cell>
          <table:table-cell office:value-type="float" office:value="0.411870503597122" calcext:value-type="float">
            <text:p>0.411870503597122</text:p>
          </table:table-cell>
          <table:table-cell office:value-type="float" office:value="0.178057553956835" calcext:value-type="float">
            <text:p>0.178057553956835</text:p>
          </table:table-cell>
          <table:table-cell office:value-type="float" office:value="0.188848920863309" calcext:value-type="float">
            <text:p>0.188848920863309</text:p>
          </table:table-cell>
          <table:table-cell office:value-type="string" calcext:value-type="string">
            <text:p>2013_NZ-WI_1_15_NZfavouritesagainststrugglingWI_AndrewMcGlashan.tx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32993197278912" calcext:value-type="float">
            <text:p>0.232993197278912</text:p>
          </table:table-cell>
          <table:table-cell office:value-type="float" office:value="0.545918367346939" calcext:value-type="float">
            <text:p>0.545918367346939</text:p>
          </table:table-cell>
          <table:table-cell office:value-type="float" office:value="0.100340136054422" calcext:value-type="float">
            <text:p>0.100340136054422</text:p>
          </table:table-cell>
          <table:table-cell office:value-type="float" office:value="0.120748299319728" calcext:value-type="float">
            <text:p>0.120748299319728</text:p>
          </table:table-cell>
          <table:table-cell office:value-type="string" calcext:value-type="string">
            <text:p>2013_NZ-WI_1_16_WilliamsonruledoutoffirstTest_AndrewMcGlashan.tx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11191335740072" calcext:value-type="float">
            <text:p>0.211191335740072</text:p>
          </table:table-cell>
          <table:table-cell office:value-type="float" office:value="0.214801444043321" calcext:value-type="float">
            <text:p>0.214801444043321</text:p>
          </table:table-cell>
          <table:table-cell office:value-type="float" office:value="0.370036101083032" calcext:value-type="float">
            <text:p>0.370036101083032</text:p>
          </table:table-cell>
          <table:table-cell office:value-type="float" office:value="0.203971119133574" calcext:value-type="float">
            <text:p>0.203971119133574</text:p>
          </table:table-cell>
          <table:table-cell office:value-type="string" calcext:value-type="string">
            <text:p>2013_NZ-WI_1_2_WestIndiesfollowonstar_SRajesh.txt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06713780918728" calcext:value-type="float">
            <text:p>0.206713780918728</text:p>
          </table:table-cell>
          <table:table-cell office:value-type="float" office:value="0.475265017667845" calcext:value-type="float">
            <text:p>0.475265017667845</text:p>
          </table:table-cell>
          <table:table-cell office:value-type="float" office:value="0.146643109540636" calcext:value-type="float">
            <text:p>0.146643109540636</text:p>
          </table:table-cell>
          <table:table-cell office:value-type="float" office:value="0.171378091872792" calcext:value-type="float">
            <text:p>0.171378091872792</text:p>
          </table:table-cell>
          <table:table-cell office:value-type="string" calcext:value-type="string">
            <text:p>2013_NZ-WI_1_3_SammyrelievedatavoidingIndiarepeat_AndrewMcGlashan.tx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30904522613065" calcext:value-type="float">
            <text:p>0.430904522613065</text:p>
          </table:table-cell>
          <table:table-cell office:value-type="float" office:value="0.327889447236181" calcext:value-type="float">
            <text:p>0.327889447236181</text:p>
          </table:table-cell>
          <table:table-cell office:value-type="float" office:value="0.114321608040201" calcext:value-type="float">
            <text:p>0.114321608040201</text:p>
          </table:table-cell>
          <table:table-cell office:value-type="float" office:value="0.126884422110553" calcext:value-type="float">
            <text:p>0.126884422110553</text:p>
          </table:table-cell>
          <table:table-cell office:value-type="string" calcext:value-type="string">
            <text:p>2013_NZ-WI_1_4_McCullumwoeasNewZealanddeniedagain_AndrewMcGlashan.txt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76903553299492" calcext:value-type="float">
            <text:p>0.376903553299492</text:p>
          </table:table-cell>
          <table:table-cell office:value-type="float" office:value="0.0951776649746193" calcext:value-type="float">
            <text:p>0.095177664974619</text:p>
          </table:table-cell>
          <table:table-cell office:value-type="float" office:value="0.138324873096447" calcext:value-type="float">
            <text:p>0.138324873096447</text:p>
          </table:table-cell>
          <table:table-cell office:value-type="float" office:value="0.389593908629442" calcext:value-type="float">
            <text:p>0.389593908629442</text:p>
          </table:table-cell>
          <table:table-cell office:value-type="string" calcext:value-type="string">
            <text:p>2013_NZ-WI_1_5_RainaidsWestIndiesgreatescape_DevashishFuloria.txt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72209026128266" calcext:value-type="float">
            <text:p>0.172209026128266</text:p>
          </table:table-cell>
          <table:table-cell office:value-type="float" office:value="0.293349168646081" calcext:value-type="float">
            <text:p>0.293349168646081</text:p>
          </table:table-cell>
          <table:table-cell office:value-type="float" office:value="0.184085510688836" calcext:value-type="float">
            <text:p>0.184085510688836</text:p>
          </table:table-cell>
          <table:table-cell office:value-type="float" office:value="0.350356294536817" calcext:value-type="float">
            <text:p>0.350356294536817</text:p>
          </table:table-cell>
          <table:table-cell office:value-type="string" calcext:value-type="string">
            <text:p>2013_NZ-WI_1_6_ResilientBravoshowsoverseasprowess_AndrewMcGlashan.txt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85323383084577" calcext:value-type="float">
            <text:p>0.185323383084577</text:p>
          </table:table-cell>
          <table:table-cell office:value-type="float" office:value="0.1181592039801" calcext:value-type="float">
            <text:p>0.1181592039801</text:p>
          </table:table-cell>
          <table:table-cell office:value-type="float" office:value="0.16044776119403" calcext:value-type="float">
            <text:p>0.16044776119403</text:p>
          </table:table-cell>
          <table:table-cell office:value-type="float" office:value="0.536069651741294" calcext:value-type="float">
            <text:p>0.536069651741294</text:p>
          </table:table-cell>
          <table:table-cell office:value-type="string" calcext:value-type="string">
            <text:p>2013_NZ-WI_1_7_MagnificentBravoputsWestIndiesinlead_DevashishFuloria.tx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04081632653061" calcext:value-type="float">
            <text:p>0.104081632653061</text:p>
          </table:table-cell>
          <table:table-cell office:value-type="float" office:value="0.459183673469388" calcext:value-type="float">
            <text:p>0.459183673469388</text:p>
          </table:table-cell>
          <table:table-cell office:value-type="float" office:value="0.263265306122449" calcext:value-type="float">
            <text:p>0.263265306122449</text:p>
          </table:table-cell>
          <table:table-cell office:value-type="float" office:value="0.173469387755102" calcext:value-type="float">
            <text:p>0.173469387755102</text:p>
          </table:table-cell>
          <table:table-cell office:value-type="string" calcext:value-type="string">
            <text:p>2013_NZ-WI_1_8_ChanderpaulthekeyasWIfightback_AndrewMcGlashan.txt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93581780538302" calcext:value-type="float">
            <text:p>0.193581780538302</text:p>
          </table:table-cell>
          <table:table-cell office:value-type="float" office:value="0.272256728778468" calcext:value-type="float">
            <text:p>0.272256728778468</text:p>
          </table:table-cell>
          <table:table-cell office:value-type="float" office:value="0.077639751552795" calcext:value-type="float">
            <text:p>0.077639751552795</text:p>
          </table:table-cell>
          <table:table-cell office:value-type="float" office:value="0.456521739130435" calcext:value-type="float">
            <text:p>0.456521739130435</text:p>
          </table:table-cell>
          <table:table-cell office:value-type="string" calcext:value-type="string">
            <text:p>2013_NZ-WI_1_9_NZfindvenominSouthee-Boultcombination_AndrewMcGlashan.txt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12316715542522" calcext:value-type="float">
            <text:p>0.312316715542522</text:p>
          </table:table-cell>
          <table:table-cell office:value-type="float" office:value="0.241935483870968" calcext:value-type="float">
            <text:p>0.241935483870968</text:p>
          </table:table-cell>
          <table:table-cell office:value-type="float" office:value="0.17741935483871" calcext:value-type="float">
            <text:p>0.17741935483871</text:p>
          </table:table-cell>
          <table:table-cell office:value-type="float" office:value="0.268328445747801" calcext:value-type="float">
            <text:p>0.268328445747801</text:p>
          </table:table-cell>
          <table:table-cell office:value-type="string" calcext:value-type="string">
            <text:p>2013_NZ-WI_2_1_NewZealandvWestIndies2013-14_OR.tx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07954545454545" calcext:value-type="float">
            <text:p>0.307954545454545</text:p>
          </table:table-cell>
          <table:table-cell office:value-type="float" office:value="0.296590909090909" calcext:value-type="float">
            <text:p>0.296590909090909</text:p>
          </table:table-cell>
          <table:table-cell office:value-type="float" office:value="0.0943181818181818" calcext:value-type="float">
            <text:p>0.094318181818182</text:p>
          </table:table-cell>
          <table:table-cell office:value-type="float" office:value="0.301136363636364" calcext:value-type="float">
            <text:p>0.301136363636364</text:p>
          </table:table-cell>
          <table:table-cell office:value-type="string" calcext:value-type="string">
            <text:p>2013_NZ-WI_2_10_WestIndies'Besthasn'tbeenenough_AndrewMcGlashan.txt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235824742268041" calcext:value-type="float">
            <text:p>0.235824742268041</text:p>
          </table:table-cell>
          <table:table-cell office:value-type="float" office:value="0.0837628865979381" calcext:value-type="float">
            <text:p>0.083762886597938</text:p>
          </table:table-cell>
          <table:table-cell office:value-type="float" office:value="0.235824742268041" calcext:value-type="float">
            <text:p>0.235824742268041</text:p>
          </table:table-cell>
          <table:table-cell office:value-type="float" office:value="0.444587628865979" calcext:value-type="float">
            <text:p>0.444587628865979</text:p>
          </table:table-cell>
          <table:table-cell office:value-type="string" calcext:value-type="string">
            <text:p>2013_NZ-WI_2_11_NewZealanddominaterain-hitday_AbhishekPurohit.txt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66421568627451" calcext:value-type="float">
            <text:p>0.366421568627451</text:p>
          </table:table-cell>
          <table:table-cell office:value-type="float" office:value="0.167892156862745" calcext:value-type="float">
            <text:p>0.167892156862745</text:p>
          </table:table-cell>
          <table:table-cell office:value-type="float" office:value="0.158088235294118" calcext:value-type="float">
            <text:p>0.158088235294118</text:p>
          </table:table-cell>
          <table:table-cell office:value-type="float" office:value="0.307598039215686" calcext:value-type="float">
            <text:p>0.307598039215686</text:p>
          </table:table-cell>
          <table:table-cell office:value-type="string" calcext:value-type="string">
            <text:p>2013_NZ-WI_2_12_WestIndiesflufftheirchance_AndrewMcGlashan.txt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9021164021164" calcext:value-type="float">
            <text:p>0.39021164021164</text:p>
          </table:table-cell>
          <table:table-cell office:value-type="float" office:value="0.078042328042328" calcext:value-type="float">
            <text:p>0.078042328042328</text:p>
          </table:table-cell>
          <table:table-cell office:value-type="float" office:value="0.144179894179894" calcext:value-type="float">
            <text:p>0.144179894179894</text:p>
          </table:table-cell>
          <table:table-cell office:value-type="float" office:value="0.387566137566138" calcext:value-type="float">
            <text:p>0.387566137566138</text:p>
          </table:table-cell>
          <table:table-cell office:value-type="string" calcext:value-type="string">
            <text:p>2013_NZ-WI_2_13_TaylorcenturypunishessloppyWI_AndrewMcGlashan.tx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40740740740741" calcext:value-type="float">
            <text:p>0.240740740740741</text:p>
          </table:table-cell>
          <table:table-cell office:value-type="float" office:value="0.524691358024691" calcext:value-type="float">
            <text:p>0.524691358024691</text:p>
          </table:table-cell>
          <table:table-cell office:value-type="float" office:value="0.113168724279835" calcext:value-type="float">
            <text:p>0.113168724279835</text:p>
          </table:table-cell>
          <table:table-cell office:value-type="float" office:value="0.121399176954733" calcext:value-type="float">
            <text:p>0.121399176954733</text:p>
          </table:table-cell>
          <table:table-cell office:value-type="string" calcext:value-type="string">
            <text:p>2013_NZ-WI_2_14_SammychallengesNZtoplaybetter_AndrewMcGlashan.tx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0975609756098" calcext:value-type="float">
            <text:p>0.310975609756098</text:p>
          </table:table-cell>
          <table:table-cell office:value-type="float" office:value="0.355691056910569" calcext:value-type="float">
            <text:p>0.355691056910569</text:p>
          </table:table-cell>
          <table:table-cell office:value-type="float" office:value="0.115853658536585" calcext:value-type="float">
            <text:p>0.115853658536585</text:p>
          </table:table-cell>
          <table:table-cell office:value-type="float" office:value="0.217479674796748" calcext:value-type="float">
            <text:p>0.217479674796748</text:p>
          </table:table-cell>
          <table:table-cell office:value-type="string" calcext:value-type="string">
            <text:p>2013_NZ-WI_2_15_WIbullishafterDunedinfightback_AndrewMcGlashan.txt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46363636363636" calcext:value-type="float">
            <text:p>0.146363636363636</text:p>
          </table:table-cell>
          <table:table-cell office:value-type="float" office:value="0.577272727272727" calcext:value-type="float">
            <text:p>0.577272727272727</text:p>
          </table:table-cell>
          <table:table-cell office:value-type="float" office:value="0.111818181818182" calcext:value-type="float">
            <text:p>0.111818181818182</text:p>
          </table:table-cell>
          <table:table-cell office:value-type="float" office:value="0.164545454545455" calcext:value-type="float">
            <text:p>0.164545454545455</text:p>
          </table:table-cell>
          <table:table-cell office:value-type="string" calcext:value-type="string">
            <text:p>2013_NZ-WI_2_2_WakeupWestIndies_MartinCrowe.txt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13216957605985" calcext:value-type="float">
            <text:p>0.213216957605985</text:p>
          </table:table-cell>
          <table:table-cell office:value-type="float" office:value="0.36284289276808" calcext:value-type="float">
            <text:p>0.36284289276808</text:p>
          </table:table-cell>
          <table:table-cell office:value-type="float" office:value="0.178304239401496" calcext:value-type="float">
            <text:p>0.178304239401496</text:p>
          </table:table-cell>
          <table:table-cell office:value-type="float" office:value="0.245635910224439" calcext:value-type="float">
            <text:p>0.245635910224439</text:p>
          </table:table-cell>
          <table:table-cell office:value-type="string" calcext:value-type="string">
            <text:p>2013_NZ-WI_2_3_WellingtonhightopsBoult'sbigyear_AndrewMcGlashan.txt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22847682119205" calcext:value-type="float">
            <text:p>0.322847682119205</text:p>
          </table:table-cell>
          <table:table-cell office:value-type="float" office:value="0.435430463576159" calcext:value-type="float">
            <text:p>0.435430463576159</text:p>
          </table:table-cell>
          <table:table-cell office:value-type="float" office:value="0.107615894039735" calcext:value-type="float">
            <text:p>0.107615894039735</text:p>
          </table:table-cell>
          <table:table-cell office:value-type="float" office:value="0.134105960264901" calcext:value-type="float">
            <text:p>0.134105960264901</text:p>
          </table:table-cell>
          <table:table-cell office:value-type="string" calcext:value-type="string">
            <text:p>2013_NZ-WI_2_4_GibsonasksWestIndiesto'manup_AndrewMcGlashan.txt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36842105263158" calcext:value-type="float">
            <text:p>0.236842105263158</text:p>
          </table:table-cell>
          <table:table-cell office:value-type="float" office:value="0.419028340080972" calcext:value-type="float">
            <text:p>0.419028340080972</text:p>
          </table:table-cell>
          <table:table-cell table:number-columns-repeated="2" office:value-type="float" office:value="0.172064777327935" calcext:value-type="float">
            <text:p>0.172064777327935</text:p>
          </table:table-cell>
          <table:table-cell office:value-type="string" calcext:value-type="string">
            <text:p>2013_NZ-WI_2_5_Bowlersfailedinhelpfulconditions-Sammy_AndrewMcGlashan.txt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79944289693593" calcext:value-type="float">
            <text:p>0.279944289693593</text:p>
          </table:table-cell>
          <table:table-cell office:value-type="float" office:value="0.338440111420613" calcext:value-type="float">
            <text:p>0.338440111420613</text:p>
          </table:table-cell>
          <table:table-cell office:value-type="float" office:value="0.12116991643454" calcext:value-type="float">
            <text:p>0.12116991643454</text:p>
          </table:table-cell>
          <table:table-cell office:value-type="float" office:value="0.260445682451253" calcext:value-type="float">
            <text:p>0.260445682451253</text:p>
          </table:table-cell>
          <table:table-cell office:value-type="string" calcext:value-type="string">
            <text:p>2013_NZ-WI_2_6_SeamersfireNewZealand'sgrowingself-belief_AndrewMcGlashan.txt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165983606557377" calcext:value-type="float">
            <text:p>0.165983606557377</text:p>
          </table:table-cell>
          <table:table-cell office:value-type="float" office:value="0.116803278688525" calcext:value-type="float">
            <text:p>0.116803278688525</text:p>
          </table:table-cell>
          <table:table-cell office:value-type="float" office:value="0.563524590163934" calcext:value-type="float">
            <text:p>0.563524590163934</text:p>
          </table:table-cell>
          <table:table-cell office:value-type="float" office:value="0.153688524590164" calcext:value-type="float">
            <text:p>0.153688524590164</text:p>
          </table:table-cell>
          <table:table-cell office:value-type="string" calcext:value-type="string">
            <text:p>2013_NZ-WI_2_7_Boultsbestlosing20wicketstofastbowlers_ShivaJayaraman.txt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31944444444444" calcext:value-type="float">
            <text:p>0.131944444444444</text:p>
          </table:table-cell>
          <table:table-cell office:value-type="float" office:value="0.206944444444444" calcext:value-type="float">
            <text:p>0.206944444444444</text:p>
          </table:table-cell>
          <table:table-cell office:value-type="float" office:value="0.473611111111111" calcext:value-type="float">
            <text:p>0.473611111111111</text:p>
          </table:table-cell>
          <table:table-cell office:value-type="string" calcext:value-type="string">
            <text:p>2013_NZ-WI_2_8_BoultswingsNZtoinningswin_AbhishekPurohit.txt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18283582089552" calcext:value-type="float">
            <text:p>0.218283582089552</text:p>
          </table:table-cell>
          <table:table-cell office:value-type="float" office:value="0.251865671641791" calcext:value-type="float">
            <text:p>0.251865671641791</text:p>
          </table:table-cell>
          <table:table-cell office:value-type="float" office:value="0.337686567164179" calcext:value-type="float">
            <text:p>0.337686567164179</text:p>
          </table:table-cell>
          <table:table-cell office:value-type="float" office:value="0.192164179104478" calcext:value-type="float">
            <text:p>0.192164179104478</text:p>
          </table:table-cell>
          <table:table-cell office:value-type="string" calcext:value-type="string">
            <text:p>2013_NZ-WI_2_9_NewZealand'sreliable'sheriff'_AndrewMcGlashan.txt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78834355828221" calcext:value-type="float">
            <text:p>0.378834355828221</text:p>
          </table:table-cell>
          <table:table-cell office:value-type="float" office:value="0.173312883435583" calcext:value-type="float">
            <text:p>0.173312883435583</text:p>
          </table:table-cell>
          <table:table-cell office:value-type="float" office:value="0.207055214723926" calcext:value-type="float">
            <text:p>0.207055214723926</text:p>
          </table:table-cell>
          <table:table-cell office:value-type="float" office:value="0.24079754601227" calcext:value-type="float">
            <text:p>0.24079754601227</text:p>
          </table:table-cell>
          <table:table-cell office:value-type="string" calcext:value-type="string">
            <text:p>2013_NZ-WI_3_1_NewZealandvWestIndies,2013-14_OR.txt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03307888040712" calcext:value-type="float">
            <text:p>0.403307888040712</text:p>
          </table:table-cell>
          <table:table-cell office:value-type="float" office:value="0.0826972010178117" calcext:value-type="float">
            <text:p>0.082697201017812</text:p>
          </table:table-cell>
          <table:table-cell office:value-type="float" office:value="0.207379134860051" calcext:value-type="float">
            <text:p>0.207379134860051</text:p>
          </table:table-cell>
          <table:table-cell office:value-type="float" office:value="0.306615776081425" calcext:value-type="float">
            <text:p>0.306615776081425</text:p>
          </table:table-cell>
          <table:table-cell office:value-type="string" calcext:value-type="string">
            <text:p>2013_NZ-WI_3_10_NarinethreatgivesWIadvantage_AbhishekPurohit.txt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60493827160494" calcext:value-type="float">
            <text:p>0.260493827160494</text:p>
          </table:table-cell>
          <table:table-cell office:value-type="float" office:value="0.267901234567901" calcext:value-type="float">
            <text:p>0.267901234567901</text:p>
          </table:table-cell>
          <table:table-cell office:value-type="float" office:value="0.151851851851852" calcext:value-type="float">
            <text:p>0.151851851851852</text:p>
          </table:table-cell>
          <table:table-cell office:value-type="float" office:value="0.319753086419753" calcext:value-type="float">
            <text:p>0.319753086419753</text:p>
          </table:table-cell>
          <table:table-cell office:value-type="string" calcext:value-type="string">
            <text:p>2013_NZ-WI_3_11_RamdinhelpspullWIbackfromthebrink_AndrewMcGlashan.txt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2809667673716" calcext:value-type="float">
            <text:p>0.22809667673716</text:p>
          </table:table-cell>
          <table:table-cell office:value-type="float" office:value="0.113293051359517" calcext:value-type="float">
            <text:p>0.113293051359517</text:p>
          </table:table-cell>
          <table:table-cell office:value-type="float" office:value="0.173716012084592" calcext:value-type="float">
            <text:p>0.173716012084592</text:p>
          </table:table-cell>
          <table:table-cell office:value-type="float" office:value="0.484894259818731" calcext:value-type="float">
            <text:p>0.484894259818731</text:p>
          </table:table-cell>
          <table:table-cell office:value-type="string" calcext:value-type="string">
            <text:p>2013_NZ-WI_3_12_Ramdin,ChanderpaulreviveWI_AbhishekPurohit.txt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45726495726496" calcext:value-type="float">
            <text:p>0.245726495726496</text:p>
          </table:table-cell>
          <table:table-cell office:value-type="float" office:value="0.442307692307692" calcext:value-type="float">
            <text:p>0.442307692307692</text:p>
          </table:table-cell>
          <table:table-cell office:value-type="float" office:value="0.164529914529915" calcext:value-type="float">
            <text:p>0.164529914529915</text:p>
          </table:table-cell>
          <table:table-cell office:value-type="float" office:value="0.147435897435897" calcext:value-type="float">
            <text:p>0.147435897435897</text:p>
          </table:table-cell>
          <table:table-cell office:value-type="string" calcext:value-type="string">
            <text:p>2013_NZ-WI_3_13_WestIndiespinhopesonNarine_AndrewMcGlashan.txt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22375690607735" calcext:value-type="float">
            <text:p>0.222375690607735</text:p>
          </table:table-cell>
          <table:table-cell office:value-type="float" office:value="0.470994475138122" calcext:value-type="float">
            <text:p>0.470994475138122</text:p>
          </table:table-cell>
          <table:table-cell office:value-type="float" office:value="0.136740331491713" calcext:value-type="float">
            <text:p>0.136740331491713</text:p>
          </table:table-cell>
          <table:table-cell office:value-type="float" office:value="0.169889502762431" calcext:value-type="float">
            <text:p>0.169889502762431</text:p>
          </table:table-cell>
          <table:table-cell office:value-type="string" calcext:value-type="string">
            <text:p>2013_NZ-WI_3_14_Luckytohaveaworld-classbowlingline-up-McCullum_AndrewMcGlashan.txt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72946859903382" calcext:value-type="float">
            <text:p>0.272946859903382</text:p>
          </table:table-cell>
          <table:table-cell office:value-type="float" office:value="0.282608695652174" calcext:value-type="float">
            <text:p>0.282608695652174</text:p>
          </table:table-cell>
          <table:table-cell office:value-type="float" office:value="0.258454106280193" calcext:value-type="float">
            <text:p>0.258454106280193</text:p>
          </table:table-cell>
          <table:table-cell office:value-type="float" office:value="0.185990338164251" calcext:value-type="float">
            <text:p>0.185990338164251</text:p>
          </table:table-cell>
          <table:table-cell office:value-type="string" calcext:value-type="string">
            <text:p>2013_NZ-WI_3_15_NZaimtoburybrittleWindies_AndrewMcGlashan.tx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225378787878788" calcext:value-type="float">
            <text:p>0.225378787878788</text:p>
          </table:table-cell>
          <table:table-cell office:value-type="float" office:value="0.464015151515151" calcext:value-type="float">
            <text:p>0.464015151515151</text:p>
          </table:table-cell>
          <table:table-cell office:value-type="float" office:value="0.176136363636364" calcext:value-type="float">
            <text:p>0.176136363636364</text:p>
          </table:table-cell>
          <table:table-cell office:value-type="float" office:value="0.134469696969697" calcext:value-type="float">
            <text:p>0.134469696969697</text:p>
          </table:table-cell>
          <table:table-cell office:value-type="string" calcext:value-type="string">
            <text:p>2013_NZ-WI_3_2_Somecareersareontheline-Sammy_AndrewMcGlashan.txt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3333333333333" calcext:value-type="float">
            <text:p>0.313333333333333</text:p>
          </table:table-cell>
          <table:table-cell office:value-type="float" office:value="0.358666666666667" calcext:value-type="float">
            <text:p>0.358666666666667</text:p>
          </table:table-cell>
          <table:table-cell office:value-type="float" office:value="0.193333333333333" calcext:value-type="float">
            <text:p>0.193333333333333</text:p>
          </table:table-cell>
          <table:table-cell office:value-type="float" office:value="0.134666666666667" calcext:value-type="float">
            <text:p>0.134666666666667</text:p>
          </table:table-cell>
          <table:table-cell office:value-type="string" calcext:value-type="string">
            <text:p>2013_NZ-WI_3_3_NewZealandshowsignsofarevival_AndrewMcGlashan.txt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5" calcext:value-type="float">
            <text:p>0.35</text:p>
          </table:table-cell>
          <table:table-cell office:value-type="float" office:value="0.182" calcext:value-type="float">
            <text:p>0.182</text:p>
          </table:table-cell>
          <table:table-cell office:value-type="float" office:value="0.194" calcext:value-type="float">
            <text:p>0.194</text:p>
          </table:table-cell>
          <table:table-cell office:value-type="float" office:value="0.274" calcext:value-type="float">
            <text:p>0.274</text:p>
          </table:table-cell>
          <table:table-cell office:value-type="string" calcext:value-type="string">
            <text:p>2013_NZ-WI_3_4_NewZealandeasetoseriesvictory_AndrewMcGlashan.txt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483695652173913" calcext:value-type="float">
            <text:p>0.483695652173913</text:p>
          </table:table-cell>
          <table:table-cell office:value-type="float" office:value="0.168478260869565" calcext:value-type="float">
            <text:p>0.168478260869565</text:p>
          </table:table-cell>
          <table:table-cell office:value-type="float" office:value="0.215579710144928" calcext:value-type="float">
            <text:p>0.215579710144928</text:p>
          </table:table-cell>
          <table:table-cell office:value-type="float" office:value="0.132246376811594" calcext:value-type="float">
            <text:p>0.132246376811594</text:p>
          </table:table-cell>
          <table:table-cell office:value-type="string" calcext:value-type="string">
            <text:p>2013_NZ-WI_3_5_Narinefactor'increasesvalueofHamiltonton-Taylor_AndrewMcGlashan.txt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12878787878788" calcext:value-type="float">
            <text:p>0.412878787878788</text:p>
          </table:table-cell>
          <table:table-cell table:number-columns-repeated="2" office:value-type="float" office:value="0.188131313131313" calcext:value-type="float">
            <text:p>0.188131313131313</text:p>
          </table:table-cell>
          <table:table-cell office:value-type="float" office:value="0.210858585858586" calcext:value-type="float">
            <text:p>0.210858585858586</text:p>
          </table:table-cell>
          <table:table-cell office:value-type="string" calcext:value-type="string">
            <text:p>2013_NZ-WI_3_6_RoutineunravellingofbattingcostsWestIndies_AndrewMcGlashan.tx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69470404984424" calcext:value-type="float">
            <text:p>0.269470404984424</text:p>
          </table:table-cell>
          <table:table-cell office:value-type="float" office:value="0.0981308411214953" calcext:value-type="float">
            <text:p>0.098130841121495</text:p>
          </table:table-cell>
          <table:table-cell office:value-type="float" office:value="0.540498442367601" calcext:value-type="float">
            <text:p>0.540498442367601</text:p>
          </table:table-cell>
          <table:table-cell office:value-type="float" office:value="0.0919003115264797" calcext:value-type="float">
            <text:p>0.09190031152648</text:p>
          </table:table-cell>
          <table:table-cell office:value-type="string" calcext:value-type="string">
            <text:p>2013_NZ-WI_3_7_TaylormovesupNewZealand'srecordscharts_ShivaJayaraman.tx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32010582010582" calcext:value-type="float">
            <text:p>0.332010582010582</text:p>
          </table:table-cell>
          <table:table-cell office:value-type="float" office:value="0.0912698412698413" calcext:value-type="float">
            <text:p>0.091269841269841</text:p>
          </table:table-cell>
          <table:table-cell office:value-type="float" office:value="0.242063492063492" calcext:value-type="float">
            <text:p>0.242063492063492</text:p>
          </table:table-cell>
          <table:table-cell office:value-type="float" office:value="0.334656084656085" calcext:value-type="float">
            <text:p>0.334656084656085</text:p>
          </table:table-cell>
          <table:table-cell office:value-type="string" calcext:value-type="string">
            <text:p>2013_NZ-WI_3_8_WIblownawayinasessionfor103_AbhishekPurohit.txt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21375921375921" calcext:value-type="float">
            <text:p>0.421375921375921</text:p>
          </table:table-cell>
          <table:table-cell office:value-type="float" office:value="0.187960687960688" calcext:value-type="float">
            <text:p>0.187960687960688</text:p>
          </table:table-cell>
          <table:table-cell office:value-type="float" office:value="0.165847665847666" calcext:value-type="float">
            <text:p>0.165847665847666</text:p>
          </table:table-cell>
          <table:table-cell office:value-type="float" office:value="0.224815724815725" calcext:value-type="float">
            <text:p>0.224815724815725</text:p>
          </table:table-cell>
          <table:table-cell office:value-type="string" calcext:value-type="string">
            <text:p>2013_NZ-WI_3_9_SpingivesWestIndiesearlyfoothold_AndrewMcGlashan.tx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6T09:35:44.439362024</dc:date>
    <meta:editing-duration>PT9M15S</meta:editing-duration>
    <meta:editing-cycles>4</meta:editing-cycles>
    <meta:generator>LibreOffice/5.3.4.2$Linux_X86_64 LibreOffice_project/30m0$Build-2</meta:generator>
    <meta:document-statistic meta:table-count="1" meta:cell-count="5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6.578cm" svg:height="14.531cm" xlink:href=".." xlink:type="simple" chart:class="chart:bar" chart:style-name="ch1">
        <chart:title svg:x="12.927cm" svg:y="0.425cm" chart:style-name="ch2">
          <text:p>Comparing Theme Probabilities in Documents for k=4</text:p>
        </chart:title>
        <chart:legend chart:legend-position="end" svg:x="35.029cm" svg:y="6.102cm" style:legend-expansion="high" chart:style-name="ch3"/>
        <chart:plot-area chart:style-name="ch4" table:cell-range-address="'LDAGibbs 4 TopicProbabilities'.B1:'LDAGibbs 4 TopicProbabilities'.F89" chart:data-source-has-labels="row" svg:x="1.69cm" svg:y="1.468cm" svg:width="32.608cm" svg:height="11.844cm">
          <chartooo:coordinate-region svg:x="2.417cm" svg:y="1.641cm" svg:width="31.881cm" svg:height="10.916cm"/>
          <chart:axis chart:dimension="x" chart:name="primary-x" chart:style-name="ch5">
            <chart:title svg:x="17.117cm" svg:y="13.602cm" chart:style-name="ch6">
              <text:p>Documents</text:p>
            </chart:title>
          </chart:axis>
          <chart:axis chart:dimension="y" chart:name="primary-y" chart:style-name="ch7">
            <chart:title svg:x="0.451cm" svg:y="8.347cm" chart:style-name="ch8">
              <text:p>Probabilities</text:p>
            </chart:title>
            <chart:grid chart:style-name="ch9" chart:class="major"/>
          </chart:axis>
          <chart:series chart:style-name="ch10" chart:values-cell-range-address="'LDAGibbs 4 TopicProbabilities'.B2:'LDAGibbs 4 TopicProbabilities'.B89" chart:label-cell-address="'LDAGibbs 4 TopicProbabilities'.B1:'LDAGibbs 4 TopicProbabilities'.B1" chart:class="chart:bar">
            <chart:data-point chart:repeated="88"/>
          </chart:series>
          <chart:series chart:style-name="ch11" chart:values-cell-range-address="'LDAGibbs 4 TopicProbabilities'.C2:'LDAGibbs 4 TopicProbabilities'.C89" chart:label-cell-address="'LDAGibbs 4 TopicProbabilities'.C1:'LDAGibbs 4 TopicProbabilities'.C1" chart:class="chart:bar">
            <chart:data-point chart:repeated="88"/>
          </chart:series>
          <chart:series chart:style-name="ch12" chart:values-cell-range-address="'LDAGibbs 4 TopicProbabilities'.D2:'LDAGibbs 4 TopicProbabilities'.D89" chart:label-cell-address="'LDAGibbs 4 TopicProbabilities'.D1:'LDAGibbs 4 TopicProbabilities'.D1" chart:class="chart:bar">
            <chart:data-point chart:repeated="88"/>
          </chart:series>
          <chart:series chart:style-name="ch13" chart:values-cell-range-address="'LDAGibbs 4 TopicProbabilities'.E2:'LDAGibbs 4 TopicProbabilities'.E89" chart:label-cell-address="'LDAGibbs 4 TopicProbabilities'.E1:'LDAGibbs 4 TopicProbabilities'.E1" chart:class="chart:bar">
            <chart:data-point chart:repeated="88"/>
          </chart:series>
          <chart:series chart:style-name="ch14" chart:values-cell-range-address="'LDAGibbs 4 TopicProbabilities'.F2:'LDAGibbs 4 TopicProbabilities'.F89" chart:label-cell-address="'LDAGibbs 4 TopicProbabilities'.F1:'LDAGibbs 4 TopicProbabilities'.F1" chart:class="chart:bar">
            <chart:data-point chart:repeated="8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'LDAGibbs 4 TopicProbabilities'.B1:'LDAGibbs 4 TopicProbabilities'.B1</svg:desc>
                </draw:g>
              </table:table-cell>
              <table:table-cell office:value-type="string">
                <text:p>V2</text:p>
                <draw:g>
                  <svg:desc>'LDAGibbs 4 TopicProbabilities'.C1:'LDAGibbs 4 TopicProbabilities'.C1</svg:desc>
                </draw:g>
              </table:table-cell>
              <table:table-cell office:value-type="string">
                <text:p>V3</text:p>
                <draw:g>
                  <svg:desc>'LDAGibbs 4 TopicProbabilities'.D1:'LDAGibbs 4 TopicProbabilities'.D1</svg:desc>
                </draw:g>
              </table:table-cell>
              <table:table-cell office:value-type="string">
                <text:p>V4</text:p>
                <draw:g>
                  <svg:desc>'LDAGibbs 4 TopicProbabilities'.E1:'LDAGibbs 4 TopicProbabilities'.E1</svg:desc>
                </draw:g>
              </table:table-cell>
              <table:table-cell office:value-type="string">
                <text:p>Docs</text:p>
                <draw:g>
                  <svg:desc>'LDAGibbs 4 TopicProbabilities'.F1:'LDAGibbs 4 TopicProbabilitie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10276679841897">
                <text:p>0.310276679841897</text:p>
                <draw:g>
                  <svg:desc>'LDAGibbs 4 TopicProbabilities'.B2:'LDAGibbs 4 TopicProbabilities'.B89</svg:desc>
                </draw:g>
              </table:table-cell>
              <table:table-cell office:value-type="float" office:value="0.183794466403162">
                <text:p>0.183794466403162</text:p>
                <draw:g>
                  <svg:desc>'LDAGibbs 4 TopicProbabilities'.C2:'LDAGibbs 4 TopicProbabilities'.C89</svg:desc>
                </draw:g>
              </table:table-cell>
              <table:table-cell office:value-type="float" office:value="0.41304347826087">
                <text:p>0.41304347826087</text:p>
                <draw:g>
                  <svg:desc>'LDAGibbs 4 TopicProbabilities'.D2:'LDAGibbs 4 TopicProbabilities'.D89</svg:desc>
                </draw:g>
              </table:table-cell>
              <table:table-cell office:value-type="float" office:value="0.0928853754940712">
                <text:p>0.0928853754940712</text:p>
                <draw:g>
                  <svg:desc>'LDAGibbs 4 TopicProbabilities'.E2:'LDAGibbs 4 TopicProbabilities'.E89</svg:desc>
                </draw:g>
              </table:table-cell>
              <table:table-cell office:value-type="float" office:value="NaN">
                <text:p>NaN</text:p>
                <draw:g>
                  <svg:desc>'LDAGibbs 4 TopicProbabilities'.F2:'LDAGibbs 4 TopicProbabilities'.F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0829015544041">
                <text:p>0.130829015544041</text:p>
              </table:table-cell>
              <table:table-cell office:value-type="float" office:value="0.345854922279793">
                <text:p>0.345854922279793</text:p>
              </table:table-cell>
              <table:table-cell office:value-type="float" office:value="0.395077720207254">
                <text:p>0.395077720207254</text:p>
              </table:table-cell>
              <table:table-cell office:value-type="float" office:value="0.128238341968912">
                <text:p>0.128238341968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1479028697572">
                <text:p>0.111479028697572</text:p>
              </table:table-cell>
              <table:table-cell office:value-type="float" office:value="0.113686534216336">
                <text:p>0.113686534216336</text:p>
              </table:table-cell>
              <table:table-cell office:value-type="float" office:value="0.38962472406181">
                <text:p>0.38962472406181</text:p>
              </table:table-cell>
              <table:table-cell office:value-type="float" office:value="0.385209713024283">
                <text:p>0.385209713024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4624277456647">
                <text:p>0.154624277456647</text:p>
              </table:table-cell>
              <table:table-cell office:value-type="float" office:value="0.171965317919075">
                <text:p>0.171965317919075</text:p>
              </table:table-cell>
              <table:table-cell office:value-type="float" office:value="0.371387283236994">
                <text:p>0.371387283236994</text:p>
              </table:table-cell>
              <table:table-cell office:value-type="float" office:value="0.302023121387283">
                <text:p>0.302023121387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7321428571429">
                <text:p>0.147321428571429</text:p>
              </table:table-cell>
              <table:table-cell office:value-type="float" office:value="0.15625">
                <text:p>0.15625</text:p>
              </table:table-cell>
              <table:table-cell office:value-type="float" office:value="0.40625">
                <text:p>0.40625</text:p>
              </table:table-cell>
              <table:table-cell office:value-type="float" office:value="0.290178571428571">
                <text:p>0.290178571428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8766233766234">
                <text:p>0.108766233766234</text:p>
              </table:table-cell>
              <table:table-cell office:value-type="float" office:value="0.332792207792208">
                <text:p>0.332792207792208</text:p>
              </table:table-cell>
              <table:table-cell office:value-type="float" office:value="0.394480519480519">
                <text:p>0.394480519480519</text:p>
              </table:table-cell>
              <table:table-cell office:value-type="float" office:value="0.163961038961039">
                <text:p>0.163961038961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4816513761468">
                <text:p>0.154816513761468</text:p>
              </table:table-cell>
              <table:table-cell office:value-type="float" office:value="0.0630733944954128">
                <text:p>0.0630733944954128</text:p>
              </table:table-cell>
              <table:table-cell office:value-type="float" office:value="0.501146788990826">
                <text:p>0.501146788990826</text:p>
              </table:table-cell>
              <table:table-cell office:value-type="float" office:value="0.280963302752294">
                <text:p>0.280963302752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9289940828402">
                <text:p>0.229289940828402</text:p>
              </table:table-cell>
              <table:table-cell office:value-type="float" office:value="0.140532544378698">
                <text:p>0.140532544378698</text:p>
              </table:table-cell>
              <table:table-cell office:value-type="float" office:value="0.415680473372781">
                <text:p>0.415680473372781</text:p>
              </table:table-cell>
              <table:table-cell office:value-type="float" office:value="0.214497041420118">
                <text:p>0.214497041420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131147540984">
                <text:p>0.297131147540984</text:p>
              </table:table-cell>
              <table:table-cell office:value-type="float" office:value="0.17827868852459">
                <text:p>0.17827868852459</text:p>
              </table:table-cell>
              <table:table-cell office:value-type="float" office:value="0.379098360655738">
                <text:p>0.379098360655738</text:p>
              </table:table-cell>
              <table:table-cell office:value-type="float" office:value="0.145491803278689">
                <text:p>0.145491803278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4652956298201">
                <text:p>0.214652956298201</text:p>
              </table:table-cell>
              <table:table-cell office:value-type="float" office:value="0.111825192802057">
                <text:p>0.111825192802057</text:p>
              </table:table-cell>
              <table:table-cell office:value-type="float" office:value="0.345758354755784">
                <text:p>0.345758354755784</text:p>
              </table:table-cell>
              <table:table-cell office:value-type="float" office:value="0.327763496143959">
                <text:p>0.327763496143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7407407407407">
                <text:p>0.157407407407407</text:p>
              </table:table-cell>
              <table:table-cell office:value-type="float" office:value="0.401851851851852">
                <text:p>0.401851851851852</text:p>
              </table:table-cell>
              <table:table-cell office:value-type="float" office:value="0.301851851851852">
                <text:p>0.301851851851852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7703349282297">
                <text:p>0.217703349282297</text:p>
              </table:table-cell>
              <table:table-cell office:value-type="float" office:value="0.208133971291866">
                <text:p>0.208133971291866</text:p>
              </table:table-cell>
              <table:table-cell office:value-type="float" office:value="0.413875598086124">
                <text:p>0.413875598086124</text:p>
              </table:table-cell>
              <table:table-cell office:value-type="float" office:value="0.160287081339713">
                <text:p>0.160287081339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9459459459459">
                <text:p>0.209459459459459</text:p>
              </table:table-cell>
              <table:table-cell office:value-type="float" office:value="0.349099099099099">
                <text:p>0.349099099099099</text:p>
              </table:table-cell>
              <table:table-cell office:value-type="float" office:value="0.322072072072072">
                <text:p>0.322072072072072</text:p>
              </table:table-cell>
              <table:table-cell office:value-type="float" office:value="0.119369369369369">
                <text:p>0.119369369369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30263157894737">
                <text:p>0.230263157894737</text:p>
              </table:table-cell>
              <table:table-cell office:value-type="float" office:value="0.269736842105263">
                <text:p>0.269736842105263</text:p>
              </table:table-cell>
              <table:table-cell office:value-type="float" office:value="0.366228070175439">
                <text:p>0.366228070175439</text:p>
              </table:table-cell>
              <table:table-cell office:value-type="float" office:value="0.133771929824561">
                <text:p>0.133771929824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0732600732601">
                <text:p>0.100732600732601</text:p>
              </table:table-cell>
              <table:table-cell office:value-type="float" office:value="0.437728937728938">
                <text:p>0.437728937728938</text:p>
              </table:table-cell>
              <table:table-cell office:value-type="float" office:value="0.338827838827839">
                <text:p>0.338827838827839</text:p>
              </table:table-cell>
              <table:table-cell office:value-type="float" office:value="0.122710622710623">
                <text:p>0.1227106227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986301369863">
                <text:p>0.11986301369863</text:p>
              </table:table-cell>
              <table:table-cell office:value-type="float" office:value="0.462328767123288">
                <text:p>0.462328767123288</text:p>
              </table:table-cell>
              <table:table-cell office:value-type="float" office:value="0.29337899543379">
                <text:p>0.29337899543379</text:p>
              </table:table-cell>
              <table:table-cell office:value-type="float" office:value="0.124429223744292">
                <text:p>0.124429223744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8801652892562">
                <text:p>0.118801652892562</text:p>
              </table:table-cell>
              <table:table-cell office:value-type="float" office:value="0.170454545454545">
                <text:p>0.170454545454545</text:p>
              </table:table-cell>
              <table:table-cell office:value-type="float" office:value="0.480371900826446">
                <text:p>0.480371900826446</text:p>
              </table:table-cell>
              <table:table-cell office:value-type="float" office:value="0.230371900826446">
                <text:p>0.230371900826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8796680497925">
                <text:p>0.188796680497925</text:p>
              </table:table-cell>
              <table:table-cell office:value-type="float" office:value="0.180497925311203">
                <text:p>0.180497925311203</text:p>
              </table:table-cell>
              <table:table-cell office:value-type="float" office:value="0.470954356846473">
                <text:p>0.470954356846473</text:p>
              </table:table-cell>
              <table:table-cell office:value-type="float" office:value="0.159751037344398">
                <text:p>0.159751037344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9077490774908">
                <text:p>0.249077490774908</text:p>
              </table:table-cell>
              <table:table-cell office:value-type="float" office:value="0.178966789667897">
                <text:p>0.178966789667897</text:p>
              </table:table-cell>
              <table:table-cell office:value-type="float" office:value="0.381918819188192">
                <text:p>0.381918819188192</text:p>
              </table:table-cell>
              <table:table-cell office:value-type="float" office:value="0.190036900369004">
                <text:p>0.190036900369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36017897091723">
                <text:p>0.236017897091723</text:p>
              </table:table-cell>
              <table:table-cell office:value-type="float" office:value="0.0973154362416107">
                <text:p>0.0973154362416107</text:p>
              </table:table-cell>
              <table:table-cell office:value-type="float" office:value="0.356823266219239">
                <text:p>0.356823266219239</text:p>
              </table:table-cell>
              <table:table-cell office:value-type="float" office:value="0.309843400447427">
                <text:p>0.309843400447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9036144578313">
                <text:p>0.259036144578313</text:p>
              </table:table-cell>
              <table:table-cell office:value-type="float" office:value="0.182730923694779">
                <text:p>0.182730923694779</text:p>
              </table:table-cell>
              <table:table-cell office:value-type="float" office:value="0.327309236947791">
                <text:p>0.327309236947791</text:p>
              </table:table-cell>
              <table:table-cell office:value-type="float" office:value="0.230923694779116">
                <text:p>0.230923694779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4838709677419">
                <text:p>0.104838709677419</text:p>
              </table:table-cell>
              <table:table-cell office:value-type="float" office:value="0.325268817204301">
                <text:p>0.325268817204301</text:p>
              </table:table-cell>
              <table:table-cell office:value-type="float" office:value="0.330645161290323">
                <text:p>0.330645161290323</text:p>
              </table:table-cell>
              <table:table-cell office:value-type="float" office:value="0.239247311827957">
                <text:p>0.239247311827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6744186046512">
                <text:p>0.226744186046512</text:p>
              </table:table-cell>
              <table:table-cell office:value-type="float" office:value="0.242248062015504">
                <text:p>0.242248062015504</text:p>
              </table:table-cell>
              <table:table-cell office:value-type="float" office:value="0.401162790697674">
                <text:p>0.401162790697674</text:p>
              </table:table-cell>
              <table:table-cell office:value-type="float" office:value="0.12984496124031">
                <text:p>0.12984496124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51917404129794">
                <text:p>0.151917404129794</text:p>
              </table:table-cell>
              <table:table-cell office:value-type="float" office:value="0.084070796460177">
                <text:p>0.084070796460177</text:p>
              </table:table-cell>
              <table:table-cell office:value-type="float" office:value="0.18141592920354">
                <text:p>0.18141592920354</text:p>
              </table:table-cell>
              <table:table-cell office:value-type="float" office:value="0.58259587020649">
                <text:p>0.58259587020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6392572944297">
                <text:p>0.176392572944297</text:p>
              </table:table-cell>
              <table:table-cell office:value-type="float" office:value="0.242705570291777">
                <text:p>0.242705570291777</text:p>
              </table:table-cell>
              <table:table-cell office:value-type="float" office:value="0.23474801061008">
                <text:p>0.23474801061008</text:p>
              </table:table-cell>
              <table:table-cell office:value-type="float" office:value="0.346153846153846">
                <text:p>0.346153846153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46">
                <text:p>0.146</text:p>
              </table:table-cell>
              <table:table-cell office:value-type="float" office:value="0.186">
                <text:p>0.186</text:p>
              </table:table-cell>
              <table:table-cell office:value-type="float" office:value="0.338">
                <text:p>0.338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2370689655172">
                <text:p>0.102370689655172</text:p>
              </table:table-cell>
              <table:table-cell office:value-type="float" office:value="0.102370689655172">
                <text:p>0.102370689655172</text:p>
              </table:table-cell>
              <table:table-cell office:value-type="float" office:value="0.326508620689655">
                <text:p>0.326508620689655</text:p>
              </table:table-cell>
              <table:table-cell office:value-type="float" office:value="0.46875">
                <text:p>0.46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5353535353535">
                <text:p>0.285353535353535</text:p>
              </table:table-cell>
              <table:table-cell office:value-type="float" office:value="0.133838383838384">
                <text:p>0.133838383838384</text:p>
              </table:table-cell>
              <table:table-cell office:value-type="float" office:value="0.366161616161616">
                <text:p>0.366161616161616</text:p>
              </table:table-cell>
              <table:table-cell office:value-type="float" office:value="0.214646464646465">
                <text:p>0.214646464646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5046728971963">
                <text:p>0.285046728971963</text:p>
              </table:table-cell>
              <table:table-cell office:value-type="float" office:value="0.241433021806854">
                <text:p>0.241433021806854</text:p>
              </table:table-cell>
              <table:table-cell office:value-type="float" office:value="0.313084112149533">
                <text:p>0.313084112149533</text:p>
              </table:table-cell>
              <table:table-cell office:value-type="float" office:value="0.160436137071651">
                <text:p>0.160436137071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2037037037037">
                <text:p>0.162037037037037</text:p>
              </table:table-cell>
              <table:table-cell office:value-type="float" office:value="0.112654320987654">
                <text:p>0.112654320987654</text:p>
              </table:table-cell>
              <table:table-cell office:value-type="float" office:value="0.384259259259259">
                <text:p>0.384259259259259</text:p>
              </table:table-cell>
              <table:table-cell office:value-type="float" office:value="0.341049382716049">
                <text:p>0.341049382716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31656184486373">
                <text:p>0.231656184486373</text:p>
              </table:table-cell>
              <table:table-cell office:value-type="float" office:value="0.09958071278826">
                <text:p>0.09958071278826</text:p>
              </table:table-cell>
              <table:table-cell office:value-type="float" office:value="0.359538784067086">
                <text:p>0.359538784067086</text:p>
              </table:table-cell>
              <table:table-cell office:value-type="float" office:value="0.309224318658281">
                <text:p>0.309224318658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76240208877285">
                <text:p>0.176240208877285</text:p>
              </table:table-cell>
              <table:table-cell office:value-type="float" office:value="0.319843342036554">
                <text:p>0.319843342036554</text:p>
              </table:table-cell>
              <table:table-cell office:value-type="float" office:value="0.419060052219321">
                <text:p>0.419060052219321</text:p>
              </table:table-cell>
              <table:table-cell office:value-type="float" office:value="0.0848563968668407">
                <text:p>0.0848563968668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7578125">
                <text:p>0.17578125</text:p>
              </table:table-cell>
              <table:table-cell office:value-type="float" office:value="0.49609375">
                <text:p>0.49609375</text:p>
              </table:table-cell>
              <table:table-cell office:value-type="float" office:value="0.24609375">
                <text:p>0.24609375</text:p>
              </table:table-cell>
              <table:table-cell office:value-type="float" office:value="0.08203125">
                <text:p>0.0820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28992628992629">
                <text:p>0.128992628992629</text:p>
              </table:table-cell>
              <table:table-cell office:value-type="float" office:value="0.502457002457002">
                <text:p>0.502457002457002</text:p>
              </table:table-cell>
              <table:table-cell office:value-type="float" office:value="0.246928746928747">
                <text:p>0.246928746928747</text:p>
              </table:table-cell>
              <table:table-cell office:value-type="float" office:value="0.121621621621622">
                <text:p>0.121621621621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2794117647059">
                <text:p>0.172794117647059</text:p>
              </table:table-cell>
              <table:table-cell office:value-type="float" office:value="0.261029411764706">
                <text:p>0.261029411764706</text:p>
              </table:table-cell>
              <table:table-cell office:value-type="float" office:value="0.371323529411765">
                <text:p>0.371323529411765</text:p>
              </table:table-cell>
              <table:table-cell office:value-type="float" office:value="0.194852941176471">
                <text:p>0.194852941176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375">
                <text:p>0.375</text:p>
              </table:table-cell>
              <table:table-cell office:value-type="float" office:value="0.180555555555556">
                <text:p>0.180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61129568106312">
                <text:p>0.161129568106312</text:p>
              </table:table-cell>
              <table:table-cell office:value-type="float" office:value="0.227574750830565">
                <text:p>0.227574750830565</text:p>
              </table:table-cell>
              <table:table-cell office:value-type="float" office:value="0.383720930232558">
                <text:p>0.383720930232558</text:p>
              </table:table-cell>
              <table:table-cell office:value-type="float" office:value="0.227574750830565">
                <text:p>0.227574750830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45320197044335">
                <text:p>0.145320197044335</text:p>
              </table:table-cell>
              <table:table-cell office:value-type="float" office:value="0.165024630541872">
                <text:p>0.165024630541872</text:p>
              </table:table-cell>
              <table:table-cell office:value-type="float" office:value="0.426108374384236">
                <text:p>0.426108374384236</text:p>
              </table:table-cell>
              <table:table-cell office:value-type="float" office:value="0.263546798029557">
                <text:p>0.263546798029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75956284153005">
                <text:p>0.275956284153005</text:p>
              </table:table-cell>
              <table:table-cell office:value-type="float" office:value="0.210382513661202">
                <text:p>0.210382513661202</text:p>
              </table:table-cell>
              <table:table-cell office:value-type="float" office:value="0.221311475409836">
                <text:p>0.221311475409836</text:p>
              </table:table-cell>
              <table:table-cell office:value-type="float" office:value="0.292349726775956">
                <text:p>0.292349726775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23101265822785">
                <text:p>0.223101265822785</text:p>
              </table:table-cell>
              <table:table-cell office:value-type="float" office:value="0.248417721518987">
                <text:p>0.248417721518987</text:p>
              </table:table-cell>
              <table:table-cell office:value-type="float" office:value="0.232594936708861">
                <text:p>0.232594936708861</text:p>
              </table:table-cell>
              <table:table-cell office:value-type="float" office:value="0.295886075949367">
                <text:p>0.295886075949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10103626943005">
                <text:p>0.110103626943005</text:p>
              </table:table-cell>
              <table:table-cell office:value-type="float" office:value="0.156735751295337">
                <text:p>0.156735751295337</text:p>
              </table:table-cell>
              <table:table-cell office:value-type="float" office:value="0.180051813471503">
                <text:p>0.180051813471503</text:p>
              </table:table-cell>
              <table:table-cell office:value-type="float" office:value="0.553108808290155">
                <text:p>0.553108808290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84326710816777">
                <text:p>0.184326710816777</text:p>
              </table:table-cell>
              <table:table-cell office:value-type="float" office:value="0.0960264900662252">
                <text:p>0.0960264900662252</text:p>
              </table:table-cell>
              <table:table-cell office:value-type="float" office:value="0.26158940397351">
                <text:p>0.26158940397351</text:p>
              </table:table-cell>
              <table:table-cell office:value-type="float" office:value="0.458057395143488">
                <text:p>0.458057395143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73863636363636">
                <text:p>0.373863636363636</text:p>
              </table:table-cell>
              <table:table-cell office:value-type="float" office:value="0.173863636363636">
                <text:p>0.173863636363636</text:p>
              </table:table-cell>
              <table:table-cell office:value-type="float" office:value="0.128409090909091">
                <text:p>0.128409090909091</text:p>
              </table:table-cell>
              <table:table-cell office:value-type="float" office:value="0.323863636363636">
                <text:p>0.323863636363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31521739130435">
                <text:p>0.131521739130435</text:p>
              </table:table-cell>
              <table:table-cell office:value-type="float" office:value="0.0619565217391304">
                <text:p>0.0619565217391304</text:p>
              </table:table-cell>
              <table:table-cell office:value-type="float" office:value="0.205434782608696">
                <text:p>0.205434782608696</text:p>
              </table:table-cell>
              <table:table-cell office:value-type="float" office:value="0.601086956521739">
                <text:p>0.601086956521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57843137254902">
                <text:p>0.357843137254902</text:p>
              </table:table-cell>
              <table:table-cell office:value-type="float" office:value="0.277450980392157">
                <text:p>0.277450980392157</text:p>
              </table:table-cell>
              <table:table-cell office:value-type="float" office:value="0.15">
                <text:p>0.15</text:p>
              </table:table-cell>
              <table:table-cell office:value-type="float" office:value="0.214705882352941">
                <text:p>0.214705882352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52304147465438">
                <text:p>0.252304147465438</text:p>
              </table:table-cell>
              <table:table-cell office:value-type="float" office:value="0.0933179723502304">
                <text:p>0.0933179723502304</text:p>
              </table:table-cell>
              <table:table-cell office:value-type="float" office:value="0.222350230414747">
                <text:p>0.222350230414747</text:p>
              </table:table-cell>
              <table:table-cell office:value-type="float" office:value="0.432027649769585">
                <text:p>0.432027649769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1451247165533">
                <text:p>0.461451247165533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107709750566893">
                <text:p>0.107709750566893</text:p>
              </table:table-cell>
              <table:table-cell office:value-type="float" office:value="0.153061224489796">
                <text:p>0.153061224489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25775656324582">
                <text:p>0.325775656324582</text:p>
              </table:table-cell>
              <table:table-cell office:value-type="float" office:value="0.125298329355609">
                <text:p>0.125298329355609</text:p>
              </table:table-cell>
              <table:table-cell office:value-type="float" office:value="0.187350835322196">
                <text:p>0.187350835322196</text:p>
              </table:table-cell>
              <table:table-cell office:value-type="float" office:value="0.361575178997613">
                <text:p>0.361575178997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21223021582734">
                <text:p>0.221223021582734</text:p>
              </table:table-cell>
              <table:table-cell office:value-type="float" office:value="0.411870503597122">
                <text:p>0.411870503597122</text:p>
              </table:table-cell>
              <table:table-cell office:value-type="float" office:value="0.178057553956835">
                <text:p>0.178057553956835</text:p>
              </table:table-cell>
              <table:table-cell office:value-type="float" office:value="0.188848920863309">
                <text:p>0.188848920863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32993197278912">
                <text:p>0.232993197278912</text:p>
              </table:table-cell>
              <table:table-cell office:value-type="float" office:value="0.545918367346939">
                <text:p>0.545918367346939</text:p>
              </table:table-cell>
              <table:table-cell office:value-type="float" office:value="0.100340136054422">
                <text:p>0.100340136054422</text:p>
              </table:table-cell>
              <table:table-cell office:value-type="float" office:value="0.120748299319728">
                <text:p>0.120748299319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11191335740072">
                <text:p>0.211191335740072</text:p>
              </table:table-cell>
              <table:table-cell office:value-type="float" office:value="0.214801444043321">
                <text:p>0.214801444043321</text:p>
              </table:table-cell>
              <table:table-cell office:value-type="float" office:value="0.370036101083032">
                <text:p>0.370036101083032</text:p>
              </table:table-cell>
              <table:table-cell office:value-type="float" office:value="0.203971119133574">
                <text:p>0.203971119133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6713780918728">
                <text:p>0.206713780918728</text:p>
              </table:table-cell>
              <table:table-cell office:value-type="float" office:value="0.475265017667845">
                <text:p>0.475265017667845</text:p>
              </table:table-cell>
              <table:table-cell office:value-type="float" office:value="0.146643109540636">
                <text:p>0.146643109540636</text:p>
              </table:table-cell>
              <table:table-cell office:value-type="float" office:value="0.171378091872792">
                <text:p>0.171378091872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30904522613065">
                <text:p>0.430904522613065</text:p>
              </table:table-cell>
              <table:table-cell office:value-type="float" office:value="0.327889447236181">
                <text:p>0.327889447236181</text:p>
              </table:table-cell>
              <table:table-cell office:value-type="float" office:value="0.114321608040201">
                <text:p>0.114321608040201</text:p>
              </table:table-cell>
              <table:table-cell office:value-type="float" office:value="0.126884422110553">
                <text:p>0.126884422110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76903553299492">
                <text:p>0.376903553299492</text:p>
              </table:table-cell>
              <table:table-cell office:value-type="float" office:value="0.0951776649746193">
                <text:p>0.0951776649746193</text:p>
              </table:table-cell>
              <table:table-cell office:value-type="float" office:value="0.138324873096447">
                <text:p>0.138324873096447</text:p>
              </table:table-cell>
              <table:table-cell office:value-type="float" office:value="0.389593908629442">
                <text:p>0.389593908629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72209026128266">
                <text:p>0.172209026128266</text:p>
              </table:table-cell>
              <table:table-cell office:value-type="float" office:value="0.293349168646081">
                <text:p>0.293349168646081</text:p>
              </table:table-cell>
              <table:table-cell office:value-type="float" office:value="0.184085510688836">
                <text:p>0.184085510688836</text:p>
              </table:table-cell>
              <table:table-cell office:value-type="float" office:value="0.350356294536817">
                <text:p>0.350356294536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85323383084577">
                <text:p>0.185323383084577</text:p>
              </table:table-cell>
              <table:table-cell office:value-type="float" office:value="0.1181592039801">
                <text:p>0.1181592039801</text:p>
              </table:table-cell>
              <table:table-cell office:value-type="float" office:value="0.16044776119403">
                <text:p>0.16044776119403</text:p>
              </table:table-cell>
              <table:table-cell office:value-type="float" office:value="0.536069651741294">
                <text:p>0.536069651741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04081632653061">
                <text:p>0.104081632653061</text:p>
              </table:table-cell>
              <table:table-cell office:value-type="float" office:value="0.459183673469388">
                <text:p>0.459183673469388</text:p>
              </table:table-cell>
              <table:table-cell office:value-type="float" office:value="0.263265306122449">
                <text:p>0.263265306122449</text:p>
              </table:table-cell>
              <table:table-cell office:value-type="float" office:value="0.173469387755102">
                <text:p>0.173469387755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93581780538302">
                <text:p>0.193581780538302</text:p>
              </table:table-cell>
              <table:table-cell office:value-type="float" office:value="0.272256728778468">
                <text:p>0.272256728778468</text:p>
              </table:table-cell>
              <table:table-cell office:value-type="float" office:value="0.077639751552795">
                <text:p>0.077639751552795</text:p>
              </table:table-cell>
              <table:table-cell office:value-type="float" office:value="0.456521739130435">
                <text:p>0.456521739130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12316715542522">
                <text:p>0.312316715542522</text:p>
              </table:table-cell>
              <table:table-cell office:value-type="float" office:value="0.241935483870968">
                <text:p>0.241935483870968</text:p>
              </table:table-cell>
              <table:table-cell office:value-type="float" office:value="0.17741935483871">
                <text:p>0.17741935483871</text:p>
              </table:table-cell>
              <table:table-cell office:value-type="float" office:value="0.268328445747801">
                <text:p>0.268328445747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07954545454545">
                <text:p>0.307954545454545</text:p>
              </table:table-cell>
              <table:table-cell office:value-type="float" office:value="0.296590909090909">
                <text:p>0.296590909090909</text:p>
              </table:table-cell>
              <table:table-cell office:value-type="float" office:value="0.0943181818181818">
                <text:p>0.0943181818181818</text:p>
              </table:table-cell>
              <table:table-cell office:value-type="float" office:value="0.301136363636364">
                <text:p>0.301136363636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35824742268041">
                <text:p>0.235824742268041</text:p>
              </table:table-cell>
              <table:table-cell office:value-type="float" office:value="0.0837628865979381">
                <text:p>0.0837628865979381</text:p>
              </table:table-cell>
              <table:table-cell office:value-type="float" office:value="0.235824742268041">
                <text:p>0.235824742268041</text:p>
              </table:table-cell>
              <table:table-cell office:value-type="float" office:value="0.444587628865979">
                <text:p>0.444587628865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66421568627451">
                <text:p>0.366421568627451</text:p>
              </table:table-cell>
              <table:table-cell office:value-type="float" office:value="0.167892156862745">
                <text:p>0.167892156862745</text:p>
              </table:table-cell>
              <table:table-cell office:value-type="float" office:value="0.158088235294118">
                <text:p>0.158088235294118</text:p>
              </table:table-cell>
              <table:table-cell office:value-type="float" office:value="0.307598039215686">
                <text:p>0.307598039215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9021164021164">
                <text:p>0.39021164021164</text:p>
              </table:table-cell>
              <table:table-cell office:value-type="float" office:value="0.078042328042328">
                <text:p>0.078042328042328</text:p>
              </table:table-cell>
              <table:table-cell office:value-type="float" office:value="0.144179894179894">
                <text:p>0.144179894179894</text:p>
              </table:table-cell>
              <table:table-cell office:value-type="float" office:value="0.387566137566138">
                <text:p>0.387566137566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40740740740741">
                <text:p>0.240740740740741</text:p>
              </table:table-cell>
              <table:table-cell office:value-type="float" office:value="0.524691358024691">
                <text:p>0.524691358024691</text:p>
              </table:table-cell>
              <table:table-cell office:value-type="float" office:value="0.113168724279835">
                <text:p>0.113168724279835</text:p>
              </table:table-cell>
              <table:table-cell office:value-type="float" office:value="0.121399176954733">
                <text:p>0.121399176954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10975609756098">
                <text:p>0.310975609756098</text:p>
              </table:table-cell>
              <table:table-cell office:value-type="float" office:value="0.355691056910569">
                <text:p>0.355691056910569</text:p>
              </table:table-cell>
              <table:table-cell office:value-type="float" office:value="0.115853658536585">
                <text:p>0.115853658536585</text:p>
              </table:table-cell>
              <table:table-cell office:value-type="float" office:value="0.217479674796748">
                <text:p>0.217479674796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46363636363636">
                <text:p>0.146363636363636</text:p>
              </table:table-cell>
              <table:table-cell office:value-type="float" office:value="0.577272727272727">
                <text:p>0.577272727272727</text:p>
              </table:table-cell>
              <table:table-cell office:value-type="float" office:value="0.111818181818182">
                <text:p>0.111818181818182</text:p>
              </table:table-cell>
              <table:table-cell office:value-type="float" office:value="0.164545454545455">
                <text:p>0.164545454545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13216957605985">
                <text:p>0.213216957605985</text:p>
              </table:table-cell>
              <table:table-cell office:value-type="float" office:value="0.36284289276808">
                <text:p>0.36284289276808</text:p>
              </table:table-cell>
              <table:table-cell office:value-type="float" office:value="0.178304239401496">
                <text:p>0.178304239401496</text:p>
              </table:table-cell>
              <table:table-cell office:value-type="float" office:value="0.245635910224439">
                <text:p>0.245635910224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22847682119205">
                <text:p>0.322847682119205</text:p>
              </table:table-cell>
              <table:table-cell office:value-type="float" office:value="0.435430463576159">
                <text:p>0.435430463576159</text:p>
              </table:table-cell>
              <table:table-cell office:value-type="float" office:value="0.107615894039735">
                <text:p>0.107615894039735</text:p>
              </table:table-cell>
              <table:table-cell office:value-type="float" office:value="0.134105960264901">
                <text:p>0.134105960264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36842105263158">
                <text:p>0.236842105263158</text:p>
              </table:table-cell>
              <table:table-cell office:value-type="float" office:value="0.419028340080972">
                <text:p>0.419028340080972</text:p>
              </table:table-cell>
              <table:table-cell office:value-type="float" office:value="0.172064777327935">
                <text:p>0.172064777327935</text:p>
              </table:table-cell>
              <table:table-cell office:value-type="float" office:value="0.172064777327935">
                <text:p>0.172064777327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79944289693593">
                <text:p>0.279944289693593</text:p>
              </table:table-cell>
              <table:table-cell office:value-type="float" office:value="0.338440111420613">
                <text:p>0.338440111420613</text:p>
              </table:table-cell>
              <table:table-cell office:value-type="float" office:value="0.12116991643454">
                <text:p>0.12116991643454</text:p>
              </table:table-cell>
              <table:table-cell office:value-type="float" office:value="0.260445682451253">
                <text:p>0.260445682451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65983606557377">
                <text:p>0.165983606557377</text:p>
              </table:table-cell>
              <table:table-cell office:value-type="float" office:value="0.116803278688525">
                <text:p>0.116803278688525</text:p>
              </table:table-cell>
              <table:table-cell office:value-type="float" office:value="0.563524590163934">
                <text:p>0.563524590163934</text:p>
              </table:table-cell>
              <table:table-cell office:value-type="float" office:value="0.153688524590164">
                <text:p>0.153688524590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875">
                <text:p>0.1875</text:p>
              </table:table-cell>
              <table:table-cell office:value-type="float" office:value="0.131944444444444">
                <text:p>0.131944444444444</text:p>
              </table:table-cell>
              <table:table-cell office:value-type="float" office:value="0.206944444444444">
                <text:p>0.206944444444444</text:p>
              </table:table-cell>
              <table:table-cell office:value-type="float" office:value="0.473611111111111">
                <text:p>0.4736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18283582089552">
                <text:p>0.218283582089552</text:p>
              </table:table-cell>
              <table:table-cell office:value-type="float" office:value="0.251865671641791">
                <text:p>0.251865671641791</text:p>
              </table:table-cell>
              <table:table-cell office:value-type="float" office:value="0.337686567164179">
                <text:p>0.337686567164179</text:p>
              </table:table-cell>
              <table:table-cell office:value-type="float" office:value="0.192164179104478">
                <text:p>0.192164179104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78834355828221">
                <text:p>0.378834355828221</text:p>
              </table:table-cell>
              <table:table-cell office:value-type="float" office:value="0.173312883435583">
                <text:p>0.173312883435583</text:p>
              </table:table-cell>
              <table:table-cell office:value-type="float" office:value="0.207055214723926">
                <text:p>0.207055214723926</text:p>
              </table:table-cell>
              <table:table-cell office:value-type="float" office:value="0.24079754601227">
                <text:p>0.24079754601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03307888040712">
                <text:p>0.403307888040712</text:p>
              </table:table-cell>
              <table:table-cell office:value-type="float" office:value="0.0826972010178117">
                <text:p>0.0826972010178117</text:p>
              </table:table-cell>
              <table:table-cell office:value-type="float" office:value="0.207379134860051">
                <text:p>0.207379134860051</text:p>
              </table:table-cell>
              <table:table-cell office:value-type="float" office:value="0.306615776081425">
                <text:p>0.306615776081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60493827160494">
                <text:p>0.260493827160494</text:p>
              </table:table-cell>
              <table:table-cell office:value-type="float" office:value="0.267901234567901">
                <text:p>0.267901234567901</text:p>
              </table:table-cell>
              <table:table-cell office:value-type="float" office:value="0.151851851851852">
                <text:p>0.151851851851852</text:p>
              </table:table-cell>
              <table:table-cell office:value-type="float" office:value="0.319753086419753">
                <text:p>0.319753086419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2809667673716">
                <text:p>0.22809667673716</text:p>
              </table:table-cell>
              <table:table-cell office:value-type="float" office:value="0.113293051359517">
                <text:p>0.113293051359517</text:p>
              </table:table-cell>
              <table:table-cell office:value-type="float" office:value="0.173716012084592">
                <text:p>0.173716012084592</text:p>
              </table:table-cell>
              <table:table-cell office:value-type="float" office:value="0.484894259818731">
                <text:p>0.484894259818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45726495726496">
                <text:p>0.245726495726496</text:p>
              </table:table-cell>
              <table:table-cell office:value-type="float" office:value="0.442307692307692">
                <text:p>0.442307692307692</text:p>
              </table:table-cell>
              <table:table-cell office:value-type="float" office:value="0.164529914529915">
                <text:p>0.164529914529915</text:p>
              </table:table-cell>
              <table:table-cell office:value-type="float" office:value="0.147435897435897">
                <text:p>0.147435897435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22375690607735">
                <text:p>0.222375690607735</text:p>
              </table:table-cell>
              <table:table-cell office:value-type="float" office:value="0.470994475138122">
                <text:p>0.470994475138122</text:p>
              </table:table-cell>
              <table:table-cell office:value-type="float" office:value="0.136740331491713">
                <text:p>0.136740331491713</text:p>
              </table:table-cell>
              <table:table-cell office:value-type="float" office:value="0.169889502762431">
                <text:p>0.169889502762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72946859903382">
                <text:p>0.272946859903382</text:p>
              </table:table-cell>
              <table:table-cell office:value-type="float" office:value="0.282608695652174">
                <text:p>0.282608695652174</text:p>
              </table:table-cell>
              <table:table-cell office:value-type="float" office:value="0.258454106280193">
                <text:p>0.258454106280193</text:p>
              </table:table-cell>
              <table:table-cell office:value-type="float" office:value="0.185990338164251">
                <text:p>0.185990338164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25378787878788">
                <text:p>0.225378787878788</text:p>
              </table:table-cell>
              <table:table-cell office:value-type="float" office:value="0.464015151515151">
                <text:p>0.464015151515151</text:p>
              </table:table-cell>
              <table:table-cell office:value-type="float" office:value="0.176136363636364">
                <text:p>0.176136363636364</text:p>
              </table:table-cell>
              <table:table-cell office:value-type="float" office:value="0.134469696969697">
                <text:p>0.134469696969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13333333333333">
                <text:p>0.313333333333333</text:p>
              </table:table-cell>
              <table:table-cell office:value-type="float" office:value="0.358666666666667">
                <text:p>0.358666666666667</text:p>
              </table:table-cell>
              <table:table-cell office:value-type="float" office:value="0.193333333333333">
                <text:p>0.193333333333333</text:p>
              </table:table-cell>
              <table:table-cell office:value-type="float" office:value="0.134666666666667">
                <text:p>0.134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5">
                <text:p>0.35</text:p>
              </table:table-cell>
              <table:table-cell office:value-type="float" office:value="0.182">
                <text:p>0.182</text:p>
              </table:table-cell>
              <table:table-cell office:value-type="float" office:value="0.194">
                <text:p>0.194</text:p>
              </table:table-cell>
              <table:table-cell office:value-type="float" office:value="0.274">
                <text:p>0.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83695652173913">
                <text:p>0.483695652173913</text:p>
              </table:table-cell>
              <table:table-cell office:value-type="float" office:value="0.168478260869565">
                <text:p>0.168478260869565</text:p>
              </table:table-cell>
              <table:table-cell office:value-type="float" office:value="0.215579710144928">
                <text:p>0.215579710144928</text:p>
              </table:table-cell>
              <table:table-cell office:value-type="float" office:value="0.132246376811594">
                <text:p>0.132246376811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12878787878788">
                <text:p>0.412878787878788</text:p>
              </table:table-cell>
              <table:table-cell office:value-type="float" office:value="0.188131313131313">
                <text:p>0.188131313131313</text:p>
              </table:table-cell>
              <table:table-cell office:value-type="float" office:value="0.188131313131313">
                <text:p>0.188131313131313</text:p>
              </table:table-cell>
              <table:table-cell office:value-type="float" office:value="0.210858585858586">
                <text:p>0.210858585858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69470404984424">
                <text:p>0.269470404984424</text:p>
              </table:table-cell>
              <table:table-cell office:value-type="float" office:value="0.0981308411214953">
                <text:p>0.0981308411214953</text:p>
              </table:table-cell>
              <table:table-cell office:value-type="float" office:value="0.540498442367601">
                <text:p>0.540498442367601</text:p>
              </table:table-cell>
              <table:table-cell office:value-type="float" office:value="0.0919003115264797">
                <text:p>0.0919003115264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32010582010582">
                <text:p>0.332010582010582</text:p>
              </table:table-cell>
              <table:table-cell office:value-type="float" office:value="0.0912698412698413">
                <text:p>0.0912698412698413</text:p>
              </table:table-cell>
              <table:table-cell office:value-type="float" office:value="0.242063492063492">
                <text:p>0.242063492063492</text:p>
              </table:table-cell>
              <table:table-cell office:value-type="float" office:value="0.334656084656085">
                <text:p>0.334656084656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21375921375921">
                <text:p>0.421375921375921</text:p>
              </table:table-cell>
              <table:table-cell office:value-type="float" office:value="0.187960687960688">
                <text:p>0.187960687960688</text:p>
              </table:table-cell>
              <table:table-cell office:value-type="float" office:value="0.165847665847666">
                <text:p>0.165847665847666</text:p>
              </table:table-cell>
              <table:table-cell office:value-type="float" office:value="0.224815724815725">
                <text:p>0.22481572481572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